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100 Sheet1.E1:Sheet1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425476" calcext:value-type="float">
            <text:p>349.425476</text:p>
          </table:table-cell>
          <table:table-cell office:value-type="float" office:value="7150" calcext:value-type="float">
            <text:p>7150</text:p>
          </table:table-cell>
          <table:table-cell office:value-type="float" office:value="349.336121" calcext:value-type="float">
            <text:p>349.33612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2482" calcext:value-type="float">
            <text:p>12.322482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17007" calcext:value-type="float">
            <text:p>1700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28455" calcext:value-type="float">
            <text:p>349.228455</text:p>
          </table:table-cell>
          <table:table-cell office:value-type="float" office:value="7184" calcext:value-type="float">
            <text:p>7184</text:p>
          </table:table-cell>
          <table:table-cell office:value-type="float" office:value="349.342041" calcext:value-type="float">
            <text:p>349.34204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2691" calcext:value-type="float">
            <text:p>12.322691</text:p>
          </table:table-cell>
          <table:table-cell table:formula="of:=[.C2]-[.C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197021000000007" calcext:value-type="float">
            <text:p>0.197021000000007</text:p>
          </table:table-cell>
          <table:table-cell office:value-type="float" office:value="7218" calcext:value-type="float">
            <text:p>7218</text:p>
          </table:table-cell>
          <table:table-cell office:value-type="float" office:value="349.341125" calcext:value-type="float">
            <text:p>349.34112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2659" calcext:value-type="float">
            <text:p>12.322659</text:p>
          </table:table-cell>
          <table:table-cell table:formula="of:=[.C3]-[.C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695465" calcext:value-type="float">
            <text:p>349.695465</text:p>
          </table:table-cell>
          <table:table-cell office:value-type="float" office:value="7252" calcext:value-type="float">
            <text:p>7252</text:p>
          </table:table-cell>
          <table:table-cell office:value-type="float" office:value="349.335693" calcext:value-type="float">
            <text:p>349.33569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2467" calcext:value-type="float">
            <text:p>12.322467</text:p>
          </table:table-cell>
          <table:table-cell table:formula="of:=[.C4]-[.C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922729" calcext:value-type="float">
            <text:p>348.922729</text:p>
          </table:table-cell>
          <table:table-cell office:value-type="float" office:value="7287" calcext:value-type="float">
            <text:p>728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2491" calcext:value-type="float">
            <text:p>12.322491</text:p>
          </table:table-cell>
          <table:table-cell table:formula="of:=[.C5]-[.C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772736000000009" calcext:value-type="float">
            <text:p>0.772736000000009</text:p>
          </table:table-cell>
          <table:table-cell office:value-type="float" office:value="7321" calcext:value-type="float">
            <text:p>7321</text:p>
          </table:table-cell>
          <table:table-cell office:value-type="float" office:value="349.353851" calcext:value-type="float">
            <text:p>349.353851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108" calcext:value-type="float">
            <text:p>12.323108</text:p>
          </table:table-cell>
          <table:table-cell table:formula="of:=[.C6]-[.C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55" calcext:value-type="float">
            <text:p>7355</text:p>
          </table:table-cell>
          <table:table-cell office:value-type="float" office:value="349.370667" calcext:value-type="float">
            <text:p>349.37066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3701" calcext:value-type="float">
            <text:p>12.323701</text:p>
          </table:table-cell>
          <table:table-cell table:formula="of:=[.C7]-[.C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3" calcext:value-type="float">
            <text:p>3</text:p>
          </table:table-cell>
          <table:table-cell office:value-type="float" office:value="7389" calcext:value-type="float">
            <text:p>7389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403" calcext:value-type="float">
            <text:p>12.32403</text:p>
          </table:table-cell>
          <table:table-cell table:formula="of:=[.C8]-[.C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423" calcext:value-type="float">
            <text:p>742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22891" calcext:value-type="float">
            <text:p>12.322891</text:p>
          </table:table-cell>
          <table:table-cell table:formula="of:=[.C9]-[.C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7" calcext:value-type="float">
            <text:p>7457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3277" calcext:value-type="float">
            <text:p>12.323277</text:p>
          </table:table-cell>
          <table:table-cell table:formula="of:=[.C10]-[.C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1" calcext:value-type="float">
            <text:p>7491</text:p>
          </table:table-cell>
          <table:table-cell office:value-type="float" office:value="349.360199" calcext:value-type="float">
            <text:p>349.36019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3332" calcext:value-type="float">
            <text:p>12.323332</text:p>
          </table:table-cell>
          <table:table-cell table:formula="of:=[.C11]-[.C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5" calcext:value-type="float">
            <text:p>7525</text:p>
          </table:table-cell>
          <table:table-cell office:value-type="float" office:value="349.347504" calcext:value-type="float">
            <text:p>349.347504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2884" calcext:value-type="float">
            <text:p>12.322884</text:p>
          </table:table-cell>
          <table:table-cell table:formula="of:=[.C12]-[.C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9" calcext:value-type="float">
            <text:p>7559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22715" calcext:value-type="float">
            <text:p>12.322715</text:p>
          </table:table-cell>
          <table:table-cell table:formula="of:=[.C13]-[.C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93" calcext:value-type="float">
            <text:p>7593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2458" calcext:value-type="float">
            <text:p>12.322458</text:p>
          </table:table-cell>
          <table:table-cell table:formula="of:=[.C14]-[.C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7" calcext:value-type="float">
            <text:p>7627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2444" calcext:value-type="float">
            <text:p>12.322444</text:p>
          </table:table-cell>
          <table:table-cell table:formula="of:=[.C15]-[.C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1" calcext:value-type="float">
            <text:p>7661</text:p>
          </table:table-cell>
          <table:table-cell office:value-type="float" office:value="349.320709" calcext:value-type="float">
            <text:p>349.32070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1939" calcext:value-type="float">
            <text:p>12.321939</text:p>
          </table:table-cell>
          <table:table-cell table:formula="of:=[.C16]-[.C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5" calcext:value-type="float">
            <text:p>769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209" calcext:value-type="float">
            <text:p>12.32209</text:p>
          </table:table-cell>
          <table:table-cell table:formula="of:=[.C17]-[.C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0" calcext:value-type="float">
            <text:p>7730</text:p>
          </table:table-cell>
          <table:table-cell office:value-type="float" office:value="349.324341" calcext:value-type="float">
            <text:p>349.32434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2067" calcext:value-type="float">
            <text:p>12.322067</text:p>
          </table:table-cell>
          <table:table-cell table:formula="of:=[.C18]-[.C1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64" calcext:value-type="float">
            <text:p>7764</text:p>
          </table:table-cell>
          <table:table-cell office:value-type="float" office:value="349.327759" calcext:value-type="float">
            <text:p>349.32775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22187" calcext:value-type="float">
            <text:p>12.322187</text:p>
          </table:table-cell>
          <table:table-cell table:formula="of:=[.C19]-[.C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8" calcext:value-type="float">
            <text:p>7798</text:p>
          </table:table-cell>
          <table:table-cell office:value-type="float" office:value="349.331604" calcext:value-type="float">
            <text:p>349.331604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2323" calcext:value-type="float">
            <text:p>12.322323</text:p>
          </table:table-cell>
          <table:table-cell table:formula="of:=[.C20]-[.C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2" calcext:value-type="float">
            <text:p>7832</text:p>
          </table:table-cell>
          <table:table-cell office:value-type="float" office:value="349.332977" calcext:value-type="float">
            <text:p>349.33297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371" calcext:value-type="float">
            <text:p>12.322371</text:p>
          </table:table-cell>
          <table:table-cell table:formula="of:=[.C21]-[.C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6" calcext:value-type="float">
            <text:p>7866</text:p>
          </table:table-cell>
          <table:table-cell office:value-type="float" office:value="349.35025" calcext:value-type="float">
            <text:p>349.3502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2981" calcext:value-type="float">
            <text:p>12.322981</text:p>
          </table:table-cell>
          <table:table-cell table:formula="of:=[.C22]-[.C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0" calcext:value-type="float">
            <text:p>7900</text:p>
          </table:table-cell>
          <table:table-cell office:value-type="float" office:value="349.367065" calcext:value-type="float">
            <text:p>349.367065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574" calcext:value-type="float">
            <text:p>12.323574</text:p>
          </table:table-cell>
          <table:table-cell table:formula="of:=[.C23]-[.C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4" calcext:value-type="float">
            <text:p>7934</text:p>
          </table:table-cell>
          <table:table-cell office:value-type="float" office:value="349.350708" calcext:value-type="float">
            <text:p>349.350708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22997" calcext:value-type="float">
            <text:p>12.322997</text:p>
          </table:table-cell>
          <table:table-cell table:formula="of:=[.C24]-[.C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8" calcext:value-type="float">
            <text:p>7968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3214" calcext:value-type="float">
            <text:p>12.323214</text:p>
          </table:table-cell>
          <table:table-cell table:formula="of:=[.C25]-[.C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2" calcext:value-type="float">
            <text:p>8002</text:p>
          </table:table-cell>
          <table:table-cell office:value-type="float" office:value="349.359314" calcext:value-type="float">
            <text:p>349.35931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3" calcext:value-type="float">
            <text:p>12.3233</text:p>
          </table:table-cell>
          <table:table-cell table:formula="of:=[.C26]-[.C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6" calcext:value-type="float">
            <text:p>8036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3628" calcext:value-type="float">
            <text:p>12.323628</text:p>
          </table:table-cell>
          <table:table-cell table:formula="of:=[.C27]-[.C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0" calcext:value-type="float">
            <text:p>8070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2843" calcext:value-type="float">
            <text:p>12.322843</text:p>
          </table:table-cell>
          <table:table-cell table:formula="of:=[.C28]-[.C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4" calcext:value-type="float">
            <text:p>8104</text:p>
          </table:table-cell>
          <table:table-cell office:value-type="float" office:value="349.363159" calcext:value-type="float">
            <text:p>349.363159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436" calcext:value-type="float">
            <text:p>12.323436</text:p>
          </table:table-cell>
          <table:table-cell table:formula="of:=[.C29]-[.C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9" calcext:value-type="float">
            <text:p>813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3533" calcext:value-type="float">
            <text:p>12.323533</text:p>
          </table:table-cell>
          <table:table-cell table:formula="of:=[.C30]-[.C2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73" calcext:value-type="float">
            <text:p>8173</text:p>
          </table:table-cell>
          <table:table-cell office:value-type="float" office:value="349.349304" calcext:value-type="float">
            <text:p>349.349304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22948" calcext:value-type="float">
            <text:p>12.322948</text:p>
          </table:table-cell>
          <table:table-cell table:formula="of:=[.C31]-[.C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7" calcext:value-type="float">
            <text:p>8207</text:p>
          </table:table-cell>
          <table:table-cell office:value-type="float" office:value="349.32431" calcext:value-type="float">
            <text:p>349.32431</text:p>
          </table:table-cell>
          <table:table-cell office:value-type="float" office:value="349.6" calcext:value-type="float">
            <text:p>349.6</text:p>
          </table:table-cell>
          <table:table-cell office:value-type="float" office:value="12.322065" calcext:value-type="float">
            <text:p>12.322065</text:p>
          </table:table-cell>
          <table:table-cell table:formula="of:=[.C32]-[.C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1" calcext:value-type="float">
            <text:p>8241</text:p>
          </table:table-cell>
          <table:table-cell office:value-type="float" office:value="349.319763" calcext:value-type="float">
            <text:p>349.319763</text:p>
          </table:table-cell>
          <table:table-cell office:value-type="float" office:value="349" calcext:value-type="float">
            <text:p>349</text:p>
          </table:table-cell>
          <table:table-cell office:value-type="float" office:value="12.321905" calcext:value-type="float">
            <text:p>12.321905</text:p>
          </table:table-cell>
          <table:table-cell table:formula="of:=[.C33]-[.C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5" calcext:value-type="float">
            <text:p>827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3051" calcext:value-type="float">
            <text:p>12.323051</text:p>
          </table:table-cell>
          <table:table-cell table:formula="of:=[.C34]-[.C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9" calcext:value-type="float">
            <text:p>8309</text:p>
          </table:table-cell>
          <table:table-cell office:value-type="float" office:value="349.35614" calcext:value-type="float">
            <text:p>349.35614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3189" calcext:value-type="float">
            <text:p>12.323189</text:p>
          </table:table-cell>
          <table:table-cell table:formula="of:=[.C35]-[.C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43" calcext:value-type="float">
            <text:p>8343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3757" calcext:value-type="float">
            <text:p>12.323757</text:p>
          </table:table-cell>
          <table:table-cell table:formula="of:=[.C36]-[.C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7" calcext:value-type="float">
            <text:p>8377</text:p>
          </table:table-cell>
          <table:table-cell office:value-type="float" office:value="349.361145" calcext:value-type="float">
            <text:p>349.361145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3365" calcext:value-type="float">
            <text:p>12.323365</text:p>
          </table:table-cell>
          <table:table-cell table:formula="of:=[.C37]-[.C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1" calcext:value-type="float">
            <text:p>8411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3582" calcext:value-type="float">
            <text:p>12.323582</text:p>
          </table:table-cell>
          <table:table-cell table:formula="of:=[.C38]-[.C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5" calcext:value-type="float">
            <text:p>8445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3951" calcext:value-type="float">
            <text:p>12.323951</text:p>
          </table:table-cell>
          <table:table-cell table:formula="of:=[.C39]-[.C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9" calcext:value-type="float">
            <text:p>8479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3837" calcext:value-type="float">
            <text:p>12.323837</text:p>
          </table:table-cell>
          <table:table-cell table:formula="of:=[.C40]-[.C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3" calcext:value-type="float">
            <text:p>8513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4398" calcext:value-type="float">
            <text:p>12.324398</text:p>
          </table:table-cell>
          <table:table-cell table:formula="of:=[.C41]-[.C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8" calcext:value-type="float">
            <text:p>8548</text:p>
          </table:table-cell>
          <table:table-cell office:value-type="float" office:value="349.404297" calcext:value-type="float">
            <text:p>349.404297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4887" calcext:value-type="float">
            <text:p>12.324887</text:p>
          </table:table-cell>
          <table:table-cell table:formula="of:=[.C42]-[.C4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2" calcext:value-type="float">
            <text:p>8582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24559" calcext:value-type="float">
            <text:p>12.324559</text:p>
          </table:table-cell>
          <table:table-cell table:formula="of:=[.C43]-[.C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6" calcext:value-type="float">
            <text:p>8616</text:p>
          </table:table-cell>
          <table:table-cell office:value-type="float" office:value="349.372955" calcext:value-type="float">
            <text:p>349.37295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3782" calcext:value-type="float">
            <text:p>12.323782</text:p>
          </table:table-cell>
          <table:table-cell table:formula="of:=[.C44]-[.C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0" calcext:value-type="float">
            <text:p>8650</text:p>
          </table:table-cell>
          <table:table-cell office:value-type="float" office:value="349.355225" calcext:value-type="float">
            <text:p>349.35522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3156" calcext:value-type="float">
            <text:p>12.323156</text:p>
          </table:table-cell>
          <table:table-cell table:formula="of:=[.C45]-[.C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4" calcext:value-type="float">
            <text:p>8684</text:p>
          </table:table-cell>
          <table:table-cell office:value-type="float" office:value="349.348419" calcext:value-type="float">
            <text:p>349.34841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2916" calcext:value-type="float">
            <text:p>12.322916</text:p>
          </table:table-cell>
          <table:table-cell table:formula="of:=[.C46]-[.C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8" calcext:value-type="float">
            <text:p>8718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22219" calcext:value-type="float">
            <text:p>12.322219</text:p>
          </table:table-cell>
          <table:table-cell table:formula="of:=[.C47]-[.C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2" calcext:value-type="float">
            <text:p>8752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2314" calcext:value-type="float">
            <text:p>12.322314</text:p>
          </table:table-cell>
          <table:table-cell table:formula="of:=[.C48]-[.C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6" calcext:value-type="float">
            <text:p>8786</text:p>
          </table:table-cell>
          <table:table-cell office:value-type="float" office:value="349.314087" calcext:value-type="float">
            <text:p>349.31408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1705" calcext:value-type="float">
            <text:p>12.321705</text:p>
          </table:table-cell>
          <table:table-cell table:formula="of:=[.C49]-[.C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0" calcext:value-type="float">
            <text:p>8820</text:p>
          </table:table-cell>
          <table:table-cell office:value-type="float" office:value="349.30069" calcext:value-type="float">
            <text:p>349.3006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1233" calcext:value-type="float">
            <text:p>12.321233</text:p>
          </table:table-cell>
          <table:table-cell table:formula="of:=[.C50]-[.C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4" calcext:value-type="float">
            <text:p>8854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1032" calcext:value-type="float">
            <text:p>12.321032</text:p>
          </table:table-cell>
          <table:table-cell table:formula="of:=[.C51]-[.C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8" calcext:value-type="float">
            <text:p>8888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1672" calcext:value-type="float">
            <text:p>12.321672</text:p>
          </table:table-cell>
          <table:table-cell table:formula="of:=[.C52]-[.C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233" calcext:value-type="float">
            <text:p>12.32233</text:p>
          </table:table-cell>
          <table:table-cell table:formula="of:=[.C53]-[.C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7" calcext:value-type="float">
            <text:p>8957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27" calcext:value-type="float">
            <text:p>12.3227</text:p>
          </table:table-cell>
          <table:table-cell table:formula="of:=[.C54]-[.C5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1" calcext:value-type="float">
            <text:p>8991</text:p>
          </table:table-cell>
          <table:table-cell office:value-type="float" office:value="349.341827" calcext:value-type="float">
            <text:p>349.34182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2683" calcext:value-type="float">
            <text:p>12.322683</text:p>
          </table:table-cell>
          <table:table-cell table:formula="of:=[.C55]-[.C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5" calcext:value-type="float">
            <text:p>9025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507" calcext:value-type="float">
            <text:p>12.322507</text:p>
          </table:table-cell>
          <table:table-cell table:formula="of:=[.C56]-[.C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9" calcext:value-type="float">
            <text:p>9059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2603" calcext:value-type="float">
            <text:p>12.322603</text:p>
          </table:table-cell>
          <table:table-cell table:formula="of:=[.C57]-[.C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3" calcext:value-type="float">
            <text:p>9093</text:p>
          </table:table-cell>
          <table:table-cell office:value-type="float" office:value="349.339325" calcext:value-type="float">
            <text:p>349.339325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2596" calcext:value-type="float">
            <text:p>12.322596</text:p>
          </table:table-cell>
          <table:table-cell table:formula="of:=[.C58]-[.C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7" calcext:value-type="float">
            <text:p>912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233" calcext:value-type="float">
            <text:p>12.32233</text:p>
          </table:table-cell>
          <table:table-cell table:formula="of:=[.C59]-[.C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61" calcext:value-type="float">
            <text:p>9161</text:p>
          </table:table-cell>
          <table:table-cell office:value-type="float" office:value="349.317932" calcext:value-type="float">
            <text:p>349.31793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2184" calcext:value-type="float">
            <text:p>12.32184</text:p>
          </table:table-cell>
          <table:table-cell table:formula="of:=[.C60]-[.C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5" calcext:value-type="float">
            <text:p>9195</text:p>
          </table:table-cell>
          <table:table-cell office:value-type="float" office:value="349.338165" calcext:value-type="float">
            <text:p>349.33816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2555" calcext:value-type="float">
            <text:p>12.322555</text:p>
          </table:table-cell>
          <table:table-cell table:formula="of:=[.C61]-[.C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9" calcext:value-type="float">
            <text:p>9229</text:p>
          </table:table-cell>
          <table:table-cell office:value-type="float" office:value="349.3284" calcext:value-type="float">
            <text:p>349.328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221" calcext:value-type="float">
            <text:p>12.32221</text:p>
          </table:table-cell>
          <table:table-cell table:formula="of:=[.C62]-[.C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3" calcext:value-type="float">
            <text:p>9263</text:p>
          </table:table-cell>
          <table:table-cell office:value-type="float" office:value="349.322937" calcext:value-type="float">
            <text:p>349.32293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2018" calcext:value-type="float">
            <text:p>12.322018</text:p>
          </table:table-cell>
          <table:table-cell table:formula="of:=[.C63]-[.C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7" calcext:value-type="float">
            <text:p>9297</text:p>
          </table:table-cell>
          <table:table-cell office:value-type="float" office:value="349.327942" calcext:value-type="float">
            <text:p>349.327942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2194" calcext:value-type="float">
            <text:p>12.322194</text:p>
          </table:table-cell>
          <table:table-cell table:formula="of:=[.C64]-[.C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1" calcext:value-type="float">
            <text:p>9331</text:p>
          </table:table-cell>
          <table:table-cell office:value-type="float" office:value="349.333405" calcext:value-type="float">
            <text:p>349.33340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2387" calcext:value-type="float">
            <text:p>12.322387</text:p>
          </table:table-cell>
          <table:table-cell table:formula="of:=[.C65]-[.C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5" calcext:value-type="float">
            <text:p>936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21449" calcext:value-type="float">
            <text:p>12.321449</text:p>
          </table:table-cell>
          <table:table-cell table:formula="of:=[.C66]-[.C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0" calcext:value-type="float">
            <text:p>9400</text:p>
          </table:table-cell>
          <table:table-cell office:value-type="float" office:value="349.317932" calcext:value-type="float">
            <text:p>349.317932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184" calcext:value-type="float">
            <text:p>12.32184</text:p>
          </table:table-cell>
          <table:table-cell table:formula="of:=[.C67]-[.C6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4" calcext:value-type="float">
            <text:p>9434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1881" calcext:value-type="float">
            <text:p>12.321881</text:p>
          </table:table-cell>
          <table:table-cell table:formula="of:=[.C68]-[.C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8" calcext:value-type="float">
            <text:p>9468</text:p>
          </table:table-cell>
          <table:table-cell office:value-type="float" office:value="349.334106" calcext:value-type="float">
            <text:p>349.33410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2412" calcext:value-type="float">
            <text:p>12.322412</text:p>
          </table:table-cell>
          <table:table-cell table:formula="of:=[.C69]-[.C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2" calcext:value-type="float">
            <text:p>9502</text:p>
          </table:table-cell>
          <table:table-cell office:value-type="float" office:value="349.340485" calcext:value-type="float">
            <text:p>349.34048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2637" calcext:value-type="float">
            <text:p>12.322637</text:p>
          </table:table-cell>
          <table:table-cell table:formula="of:=[.C70]-[.C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6" calcext:value-type="float">
            <text:p>9536</text:p>
          </table:table-cell>
          <table:table-cell office:value-type="float" office:value="349.33432" calcext:value-type="float">
            <text:p>349.33432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2419" calcext:value-type="float">
            <text:p>12.322419</text:p>
          </table:table-cell>
          <table:table-cell table:formula="of:=[.C71]-[.C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70" calcext:value-type="float">
            <text:p>9570</text:p>
          </table:table-cell>
          <table:table-cell office:value-type="float" office:value="349.316589" calcext:value-type="float">
            <text:p>349.31658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1794" calcext:value-type="float">
            <text:p>12.321794</text:p>
          </table:table-cell>
          <table:table-cell table:formula="of:=[.C72]-[.C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4" calcext:value-type="float">
            <text:p>9604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21384" calcext:value-type="float">
            <text:p>12.321384</text:p>
          </table:table-cell>
          <table:table-cell table:formula="of:=[.C73]-[.C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8" calcext:value-type="float">
            <text:p>9638</text:p>
          </table:table-cell>
          <table:table-cell office:value-type="float" office:value="349.28775" calcext:value-type="float">
            <text:p>349.28775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20776" calcext:value-type="float">
            <text:p>12.320776</text:p>
          </table:table-cell>
          <table:table-cell table:formula="of:=[.C74]-[.C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2" calcext:value-type="float">
            <text:p>9672</text:p>
          </table:table-cell>
          <table:table-cell office:value-type="float" office:value="349.267975" calcext:value-type="float">
            <text:p>349.267975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20079" calcext:value-type="float">
            <text:p>12.320079</text:p>
          </table:table-cell>
          <table:table-cell table:formula="of:=[.C75]-[.C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6" calcext:value-type="float">
            <text:p>9706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20391" calcext:value-type="float">
            <text:p>12.320391</text:p>
          </table:table-cell>
          <table:table-cell table:formula="of:=[.C76]-[.C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40" calcext:value-type="float">
            <text:p>9740</text:p>
          </table:table-cell>
          <table:table-cell office:value-type="float" office:value="349.275024" calcext:value-type="float">
            <text:p>349.27502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0327" calcext:value-type="float">
            <text:p>12.320327</text:p>
          </table:table-cell>
          <table:table-cell table:formula="of:=[.C77]-[.C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4" calcext:value-type="float">
            <text:p>9774</text:p>
          </table:table-cell>
          <table:table-cell office:value-type="float" office:value="349.287964" calcext:value-type="float">
            <text:p>349.28796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0784" calcext:value-type="float">
            <text:p>12.320784</text:p>
          </table:table-cell>
          <table:table-cell table:formula="of:=[.C78]-[.C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9" calcext:value-type="float">
            <text:p>9809</text:p>
          </table:table-cell>
          <table:table-cell office:value-type="float" office:value="349.291138" calcext:value-type="float">
            <text:p>349.29113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0895" calcext:value-type="float">
            <text:p>12.320895</text:p>
          </table:table-cell>
          <table:table-cell table:formula="of:=[.C79]-[.C7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3" calcext:value-type="float">
            <text:p>9843</text:p>
          </table:table-cell>
          <table:table-cell office:value-type="float" office:value="349.289307" calcext:value-type="float">
            <text:p>349.28930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831" calcext:value-type="float">
            <text:p>12.320831</text:p>
          </table:table-cell>
          <table:table-cell table:formula="of:=[.C80]-[.C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7" calcext:value-type="float">
            <text:p>9877</text:p>
          </table:table-cell>
          <table:table-cell office:value-type="float" office:value="349.253174" calcext:value-type="float">
            <text:p>349.253174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9556" calcext:value-type="float">
            <text:p>12.319556</text:p>
          </table:table-cell>
          <table:table-cell table:formula="of:=[.C81]-[.C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11" calcext:value-type="float">
            <text:p>9911</text:p>
          </table:table-cell>
          <table:table-cell office:value-type="float" office:value="349.275238" calcext:value-type="float">
            <text:p>349.27523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0334" calcext:value-type="float">
            <text:p>12.320334</text:p>
          </table:table-cell>
          <table:table-cell table:formula="of:=[.C82]-[.C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5" calcext:value-type="float">
            <text:p>9945</text:p>
          </table:table-cell>
          <table:table-cell office:value-type="float" office:value="349.283203" calcext:value-type="float">
            <text:p>349.28320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0616" calcext:value-type="float">
            <text:p>12.320616</text:p>
          </table:table-cell>
          <table:table-cell table:formula="of:=[.C83]-[.C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79" calcext:value-type="float">
            <text:p>9979</text:p>
          </table:table-cell>
          <table:table-cell office:value-type="float" office:value="349.287506" calcext:value-type="float">
            <text:p>349.287506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767" calcext:value-type="float">
            <text:p>12.320767</text:p>
          </table:table-cell>
          <table:table-cell table:formula="of:=[.C84]-[.C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3" calcext:value-type="float">
            <text:p>10013</text:p>
          </table:table-cell>
          <table:table-cell office:value-type="float" office:value="349.306335" calcext:value-type="float">
            <text:p>349.306335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1432" calcext:value-type="float">
            <text:p>12.321432</text:p>
          </table:table-cell>
          <table:table-cell table:formula="of:=[.C85]-[.C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7" calcext:value-type="float">
            <text:p>10047</text:p>
          </table:table-cell>
          <table:table-cell office:value-type="float" office:value="349.328857" calcext:value-type="float">
            <text:p>349.32885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2227" calcext:value-type="float">
            <text:p>12.322227</text:p>
          </table:table-cell>
          <table:table-cell table:formula="of:=[.C86]-[.C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81" calcext:value-type="float">
            <text:p>10081</text:p>
          </table:table-cell>
          <table:table-cell office:value-type="float" office:value="349.322937" calcext:value-type="float">
            <text:p>349.32293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2018" calcext:value-type="float">
            <text:p>12.322018</text:p>
          </table:table-cell>
          <table:table-cell table:formula="of:=[.C87]-[.C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5" calcext:value-type="float">
            <text:p>10115</text:p>
          </table:table-cell>
          <table:table-cell office:value-type="float" office:value="349.312988" calcext:value-type="float">
            <text:p>349.31298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667" calcext:value-type="float">
            <text:p>12.321667</text:p>
          </table:table-cell>
          <table:table-cell table:formula="of:=[.C88]-[.C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49" calcext:value-type="float">
            <text:p>10149</text:p>
          </table:table-cell>
          <table:table-cell office:value-type="float" office:value="349.283447" calcext:value-type="float">
            <text:p>349.28344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20624" calcext:value-type="float">
            <text:p>12.320624</text:p>
          </table:table-cell>
          <table:table-cell table:formula="of:=[.C89]-[.C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3" calcext:value-type="float">
            <text:p>10183</text:p>
          </table:table-cell>
          <table:table-cell office:value-type="float" office:value="349.280243" calcext:value-type="float">
            <text:p>349.280243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20511" calcext:value-type="float">
            <text:p>12.320511</text:p>
          </table:table-cell>
          <table:table-cell table:formula="of:=[.C90]-[.C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8" calcext:value-type="float">
            <text:p>10218</text:p>
          </table:table-cell>
          <table:table-cell office:value-type="float" office:value="349.314789" calcext:value-type="float">
            <text:p>349.31478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173" calcext:value-type="float">
            <text:p>12.32173</text:p>
          </table:table-cell>
          <table:table-cell table:formula="of:=[.C91]-[.C9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52" calcext:value-type="float">
            <text:p>10252</text:p>
          </table:table-cell>
          <table:table-cell office:value-type="float" office:value="349.302063" calcext:value-type="float">
            <text:p>349.30206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281" calcext:value-type="float">
            <text:p>12.321281</text:p>
          </table:table-cell>
          <table:table-cell table:formula="of:=[.C92]-[.C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6" calcext:value-type="float">
            <text:p>10286</text:p>
          </table:table-cell>
          <table:table-cell office:value-type="float" office:value="349.311157" calcext:value-type="float">
            <text:p>349.311157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1602" calcext:value-type="float">
            <text:p>12.321602</text:p>
          </table:table-cell>
          <table:table-cell table:formula="of:=[.C93]-[.C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20" calcext:value-type="float">
            <text:p>10320</text:p>
          </table:table-cell>
          <table:table-cell office:value-type="float" office:value="349.328674" calcext:value-type="float">
            <text:p>349.32867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222" calcext:value-type="float">
            <text:p>12.32222</text:p>
          </table:table-cell>
          <table:table-cell table:formula="of:=[.C94]-[.C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4" calcext:value-type="float">
            <text:p>10354</text:p>
          </table:table-cell>
          <table:table-cell office:value-type="float" office:value="349.314789" calcext:value-type="float">
            <text:p>349.314789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173" calcext:value-type="float">
            <text:p>12.32173</text:p>
          </table:table-cell>
          <table:table-cell table:formula="of:=[.C95]-[.C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88" calcext:value-type="float">
            <text:p>10388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21049" calcext:value-type="float">
            <text:p>12.321049</text:p>
          </table:table-cell>
          <table:table-cell table:formula="of:=[.C96]-[.C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2" calcext:value-type="float">
            <text:p>10422</text:p>
          </table:table-cell>
          <table:table-cell office:value-type="float" office:value="349.313416" calcext:value-type="float">
            <text:p>349.31341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1681" calcext:value-type="float">
            <text:p>12.321681</text:p>
          </table:table-cell>
          <table:table-cell table:formula="of:=[.C97]-[.C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6" calcext:value-type="float">
            <text:p>10456</text:p>
          </table:table-cell>
          <table:table-cell office:value-type="float" office:value="349.316376" calcext:value-type="float">
            <text:p>349.316376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1786" calcext:value-type="float">
            <text:p>12.321786</text:p>
          </table:table-cell>
          <table:table-cell table:formula="of:=[.C98]-[.C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90" calcext:value-type="float">
            <text:p>10490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2106" calcext:value-type="float">
            <text:p>12.322106</text:p>
          </table:table-cell>
          <table:table-cell table:formula="of:=[.C99]-[.C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4" calcext:value-type="float">
            <text:p>10524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2347" calcext:value-type="float">
            <text:p>12.322347</text:p>
          </table:table-cell>
          <table:table-cell table:formula="of:=[.C100]-[.C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8" calcext:value-type="float">
            <text:p>10558</text:p>
          </table:table-cell>
          <table:table-cell office:value-type="float" office:value="349.301117" calcext:value-type="float">
            <text:p>349.301117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21248" calcext:value-type="float">
            <text:p>12.321248</text:p>
          </table:table-cell>
          <table:table-cell table:formula="of:=[.C101]-[.C1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92" calcext:value-type="float">
            <text:p>10592</text:p>
          </table:table-cell>
          <table:table-cell office:value-type="float" office:value="349.301331" calcext:value-type="float">
            <text:p>349.30133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255" calcext:value-type="float">
            <text:p>12.321255</text:p>
          </table:table-cell>
          <table:table-cell table:formula="of:=[.C102]-[.C1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6" calcext:value-type="float">
            <text:p>10626</text:p>
          </table:table-cell>
          <table:table-cell office:value-type="float" office:value="349.307922" calcext:value-type="float">
            <text:p>349.307922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1487" calcext:value-type="float">
            <text:p>12.321487</text:p>
          </table:table-cell>
          <table:table-cell table:formula="of:=[.C103]-[.C1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61" calcext:value-type="float">
            <text:p>10661</text:p>
          </table:table-cell>
          <table:table-cell office:value-type="float" office:value="349.30249" calcext:value-type="float">
            <text:p>349.3024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1296" calcext:value-type="float">
            <text:p>12.321296</text:p>
          </table:table-cell>
          <table:table-cell table:formula="of:=[.C104]-[.C10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5" calcext:value-type="float">
            <text:p>10695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1528" calcext:value-type="float">
            <text:p>12.321528</text:p>
          </table:table-cell>
          <table:table-cell table:formula="of:=[.C105]-[.C1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29" calcext:value-type="float">
            <text:p>10729</text:p>
          </table:table-cell>
          <table:table-cell office:value-type="float" office:value="349.305664" calcext:value-type="float">
            <text:p>349.305664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21408" calcext:value-type="float">
            <text:p>12.321408</text:p>
          </table:table-cell>
          <table:table-cell table:formula="of:=[.C106]-[.C1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3" calcext:value-type="float">
            <text:p>10763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0919" calcext:value-type="float">
            <text:p>12.320919</text:p>
          </table:table-cell>
          <table:table-cell table:formula="of:=[.C107]-[.C1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7" calcext:value-type="float">
            <text:p>10797</text:p>
          </table:table-cell>
          <table:table-cell office:value-type="float" office:value="349.305878" calcext:value-type="float">
            <text:p>349.305878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1416" calcext:value-type="float">
            <text:p>12.321416</text:p>
          </table:table-cell>
          <table:table-cell table:formula="of:=[.C108]-[.C1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1" calcext:value-type="float">
            <text:p>10831</text:p>
          </table:table-cell>
          <table:table-cell office:value-type="float" office:value="349.319305" calcext:value-type="float">
            <text:p>349.31930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889" calcext:value-type="float">
            <text:p>12.321889</text:p>
          </table:table-cell>
          <table:table-cell table:formula="of:=[.C109]-[.C1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5" calcext:value-type="float">
            <text:p>1086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217" calcext:value-type="float">
            <text:p>12.32217</text:p>
          </table:table-cell>
          <table:table-cell table:formula="of:=[.C110]-[.C1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99" calcext:value-type="float">
            <text:p>10899</text:p>
          </table:table-cell>
          <table:table-cell office:value-type="float" office:value="349.365204" calcext:value-type="float">
            <text:p>349.365204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3508" calcext:value-type="float">
            <text:p>12.323508</text:p>
          </table:table-cell>
          <table:table-cell table:formula="of:=[.C111]-[.C1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33" calcext:value-type="float">
            <text:p>10933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318" calcext:value-type="float">
            <text:p>12.32318</text:p>
          </table:table-cell>
          <table:table-cell table:formula="of:=[.C112]-[.C1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7" calcext:value-type="float">
            <text:p>10967</text:p>
          </table:table-cell>
          <table:table-cell office:value-type="float" office:value="349.349091" calcext:value-type="float">
            <text:p>349.349091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294" calcext:value-type="float">
            <text:p>12.32294</text:p>
          </table:table-cell>
          <table:table-cell table:formula="of:=[.C113]-[.C1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01" calcext:value-type="float">
            <text:p>11001</text:p>
          </table:table-cell>
          <table:table-cell office:value-type="float" office:value="349.361847" calcext:value-type="float">
            <text:p>349.361847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339" calcext:value-type="float">
            <text:p>12.32339</text:p>
          </table:table-cell>
          <table:table-cell table:formula="of:=[.C114]-[.C1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5" calcext:value-type="float">
            <text:p>11035</text:p>
          </table:table-cell>
          <table:table-cell office:value-type="float" office:value="349.368439" calcext:value-type="float">
            <text:p>349.368439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3623" calcext:value-type="float">
            <text:p>12.323623</text:p>
          </table:table-cell>
          <table:table-cell table:formula="of:=[.C115]-[.C1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70" calcext:value-type="float">
            <text:p>11070</text:p>
          </table:table-cell>
          <table:table-cell office:value-type="float" office:value="349.389771" calcext:value-type="float">
            <text:p>349.38977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75" calcext:value-type="float">
            <text:p>12.324375</text:p>
          </table:table-cell>
          <table:table-cell table:formula="of:=[.C116]-[.C11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4" calcext:value-type="float">
            <text:p>11104</text:p>
          </table:table-cell>
          <table:table-cell office:value-type="float" office:value="349.37616" calcext:value-type="float">
            <text:p>349.37616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23895" calcext:value-type="float">
            <text:p>12.323895</text:p>
          </table:table-cell>
          <table:table-cell table:formula="of:=[.C117]-[.C1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38" calcext:value-type="float">
            <text:p>11138</text:p>
          </table:table-cell>
          <table:table-cell office:value-type="float" office:value="349.349579" calcext:value-type="float">
            <text:p>349.349579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2957" calcext:value-type="float">
            <text:p>12.322957</text:p>
          </table:table-cell>
          <table:table-cell table:formula="of:=[.C118]-[.C1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2" calcext:value-type="float">
            <text:p>11172</text:p>
          </table:table-cell>
          <table:table-cell office:value-type="float" office:value="349.360718" calcext:value-type="float">
            <text:p>349.36071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335" calcext:value-type="float">
            <text:p>12.32335</text:p>
          </table:table-cell>
          <table:table-cell table:formula="of:=[.C119]-[.C1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6" calcext:value-type="float">
            <text:p>11206</text:p>
          </table:table-cell>
          <table:table-cell office:value-type="float" office:value="349.355042" calcext:value-type="float">
            <text:p>349.355042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315" calcext:value-type="float">
            <text:p>12.32315</text:p>
          </table:table-cell>
          <table:table-cell table:formula="of:=[.C120]-[.C1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40" calcext:value-type="float">
            <text:p>11240</text:p>
          </table:table-cell>
          <table:table-cell office:value-type="float" office:value="349.347321" calcext:value-type="float">
            <text:p>349.347321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2877" calcext:value-type="float">
            <text:p>12.322877</text:p>
          </table:table-cell>
          <table:table-cell table:formula="of:=[.C121]-[.C1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4" calcext:value-type="float">
            <text:p>11274</text:p>
          </table:table-cell>
          <table:table-cell office:value-type="float" office:value="349.349365" calcext:value-type="float">
            <text:p>349.349365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2949" calcext:value-type="float">
            <text:p>12.322949</text:p>
          </table:table-cell>
          <table:table-cell table:formula="of:=[.C122]-[.C1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8" calcext:value-type="float">
            <text:p>11308</text:p>
          </table:table-cell>
          <table:table-cell office:value-type="float" office:value="349.336609" calcext:value-type="float">
            <text:p>349.33660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2499" calcext:value-type="float">
            <text:p>12.322499</text:p>
          </table:table-cell>
          <table:table-cell table:formula="of:=[.C123]-[.C1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42" calcext:value-type="float">
            <text:p>11342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2011" calcext:value-type="float">
            <text:p>12.322011</text:p>
          </table:table-cell>
          <table:table-cell table:formula="of:=[.C124]-[.C1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6" calcext:value-type="float">
            <text:p>11376</text:p>
          </table:table-cell>
          <table:table-cell office:value-type="float" office:value="349.329163" calcext:value-type="float">
            <text:p>349.32916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2237" calcext:value-type="float">
            <text:p>12.322237</text:p>
          </table:table-cell>
          <table:table-cell table:formula="of:=[.C125]-[.C1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10" calcext:value-type="float">
            <text:p>11410</text:p>
          </table:table-cell>
          <table:table-cell office:value-type="float" office:value="349.320953" calcext:value-type="float">
            <text:p>349.32095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947" calcext:value-type="float">
            <text:p>12.321947</text:p>
          </table:table-cell>
          <table:table-cell table:formula="of:=[.C126]-[.C1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4" calcext:value-type="float">
            <text:p>11444</text:p>
          </table:table-cell>
          <table:table-cell office:value-type="float" office:value="349.324799" calcext:value-type="float">
            <text:p>349.324799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22083" calcext:value-type="float">
            <text:p>12.322083</text:p>
          </table:table-cell>
          <table:table-cell table:formula="of:=[.C127]-[.C1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79" calcext:value-type="float">
            <text:p>11479</text:p>
          </table:table-cell>
          <table:table-cell office:value-type="float" office:value="349.318207" calcext:value-type="float">
            <text:p>349.318207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21851" calcext:value-type="float">
            <text:p>12.321851</text:p>
          </table:table-cell>
          <table:table-cell table:formula="of:=[.C128]-[.C12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3" calcext:value-type="float">
            <text:p>11513</text:p>
          </table:table-cell>
          <table:table-cell office:value-type="float" office:value="349.322754" calcext:value-type="float">
            <text:p>349.322754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2011" calcext:value-type="float">
            <text:p>12.322011</text:p>
          </table:table-cell>
          <table:table-cell table:formula="of:=[.C129]-[.C1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7" calcext:value-type="float">
            <text:p>11547</text:p>
          </table:table-cell>
          <table:table-cell office:value-type="float" office:value="349.332336" calcext:value-type="float">
            <text:p>349.33233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2349" calcext:value-type="float">
            <text:p>12.322349</text:p>
          </table:table-cell>
          <table:table-cell table:formula="of:=[.C130]-[.C1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1" calcext:value-type="float">
            <text:p>11581</text:p>
          </table:table-cell>
          <table:table-cell office:value-type="float" office:value="349.32251" calcext:value-type="float">
            <text:p>349.3225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2002" calcext:value-type="float">
            <text:p>12.322002</text:p>
          </table:table-cell>
          <table:table-cell table:formula="of:=[.C131]-[.C1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5" calcext:value-type="float">
            <text:p>11615</text:p>
          </table:table-cell>
          <table:table-cell office:value-type="float" office:value="349.352295" calcext:value-type="float">
            <text:p>349.352295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3052" calcext:value-type="float">
            <text:p>12.323052</text:p>
          </table:table-cell>
          <table:table-cell table:formula="of:=[.C132]-[.C1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9" calcext:value-type="float">
            <text:p>11649</text:p>
          </table:table-cell>
          <table:table-cell office:value-type="float" office:value="349.353912" calcext:value-type="float">
            <text:p>349.35391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311" calcext:value-type="float">
            <text:p>12.32311</text:p>
          </table:table-cell>
          <table:table-cell table:formula="of:=[.C133]-[.C1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83" calcext:value-type="float">
            <text:p>11683</text:p>
          </table:table-cell>
          <table:table-cell office:value-type="float" office:value="349.335693" calcext:value-type="float">
            <text:p>349.335693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2467" calcext:value-type="float">
            <text:p>12.322467</text:p>
          </table:table-cell>
          <table:table-cell table:formula="of:=[.C134]-[.C1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17" calcext:value-type="float">
            <text:p>11717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203" calcext:value-type="float">
            <text:p>12.322203</text:p>
          </table:table-cell>
          <table:table-cell table:formula="of:=[.C135]-[.C1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51" calcext:value-type="float">
            <text:p>11751</text:p>
          </table:table-cell>
          <table:table-cell office:value-type="float" office:value="349.308197" calcext:value-type="float">
            <text:p>349.308197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21497" calcext:value-type="float">
            <text:p>12.321497</text:p>
          </table:table-cell>
          <table:table-cell table:formula="of:=[.C136]-[.C1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5" calcext:value-type="float">
            <text:p>11785</text:p>
          </table:table-cell>
          <table:table-cell office:value-type="float" office:value="349.339783" calcext:value-type="float">
            <text:p>349.339783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2612" calcext:value-type="float">
            <text:p>12.322612</text:p>
          </table:table-cell>
          <table:table-cell table:formula="of:=[.C137]-[.C1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19" calcext:value-type="float">
            <text:p>1181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2972" calcext:value-type="float">
            <text:p>12.322972</text:p>
          </table:table-cell>
          <table:table-cell table:formula="of:=[.C138]-[.C1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53" calcext:value-type="float">
            <text:p>11853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2235" calcext:value-type="float">
            <text:p>12.322235</text:p>
          </table:table-cell>
          <table:table-cell table:formula="of:=[.C139]-[.C1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87" calcext:value-type="float">
            <text:p>11887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2122" calcext:value-type="float">
            <text:p>12.322122</text:p>
          </table:table-cell>
          <table:table-cell table:formula="of:=[.C140]-[.C1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2" calcext:value-type="float">
            <text:p>11922</text:p>
          </table:table-cell>
          <table:table-cell office:value-type="float" office:value="349.318878" calcext:value-type="float">
            <text:p>349.31887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1874" calcext:value-type="float">
            <text:p>12.321874</text:p>
          </table:table-cell>
          <table:table-cell table:formula="of:=[.C141]-[.C14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56" calcext:value-type="float">
            <text:p>11956</text:p>
          </table:table-cell>
          <table:table-cell office:value-type="float" office:value="349.306122" calcext:value-type="float">
            <text:p>349.30612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1424" calcext:value-type="float">
            <text:p>12.321424</text:p>
          </table:table-cell>
          <table:table-cell table:formula="of:=[.C142]-[.C1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0" calcext:value-type="float">
            <text:p>11990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1352" calcext:value-type="float">
            <text:p>12.321352</text:p>
          </table:table-cell>
          <table:table-cell table:formula="of:=[.C143]-[.C1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24" calcext:value-type="float">
            <text:p>12024</text:p>
          </table:table-cell>
          <table:table-cell office:value-type="float" office:value="349.326141" calcext:value-type="float">
            <text:p>349.32614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213" calcext:value-type="float">
            <text:p>12.32213</text:p>
          </table:table-cell>
          <table:table-cell table:formula="of:=[.C144]-[.C1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58" calcext:value-type="float">
            <text:p>12058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2379" calcext:value-type="float">
            <text:p>12.322379</text:p>
          </table:table-cell>
          <table:table-cell table:formula="of:=[.C145]-[.C1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92" calcext:value-type="float">
            <text:p>12092</text:p>
          </table:table-cell>
          <table:table-cell office:value-type="float" office:value="349.355682" calcext:value-type="float">
            <text:p>349.355682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3173" calcext:value-type="float">
            <text:p>12.323173</text:p>
          </table:table-cell>
          <table:table-cell table:formula="of:=[.C146]-[.C1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26" calcext:value-type="float">
            <text:p>12126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22106" calcext:value-type="float">
            <text:p>12.322106</text:p>
          </table:table-cell>
          <table:table-cell table:formula="of:=[.C147]-[.C1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0" calcext:value-type="float">
            <text:p>12160</text:p>
          </table:table-cell>
          <table:table-cell office:value-type="float" office:value="349.331116" calcext:value-type="float">
            <text:p>349.331116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2306" calcext:value-type="float">
            <text:p>12.322306</text:p>
          </table:table-cell>
          <table:table-cell table:formula="of:=[.C148]-[.C1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4" calcext:value-type="float">
            <text:p>12194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2924" calcext:value-type="float">
            <text:p>12.322924</text:p>
          </table:table-cell>
          <table:table-cell table:formula="of:=[.C149]-[.C1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28" calcext:value-type="float">
            <text:p>12228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3389" calcext:value-type="float">
            <text:p>12.323389</text:p>
          </table:table-cell>
          <table:table-cell table:formula="of:=[.C150]-[.C1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62" calcext:value-type="float">
            <text:p>12262</text:p>
          </table:table-cell>
          <table:table-cell office:value-type="float" office:value="349.377014" calcext:value-type="float">
            <text:p>349.37701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3925" calcext:value-type="float">
            <text:p>12.323925</text:p>
          </table:table-cell>
          <table:table-cell table:formula="of:=[.C151]-[.C1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96" calcext:value-type="float">
            <text:p>12296</text:p>
          </table:table-cell>
          <table:table-cell office:value-type="float" office:value="349.351593" calcext:value-type="float">
            <text:p>349.351593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23029" calcext:value-type="float">
            <text:p>12.323029</text:p>
          </table:table-cell>
          <table:table-cell table:formula="of:=[.C152]-[.C1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1" calcext:value-type="float">
            <text:p>12331</text:p>
          </table:table-cell>
          <table:table-cell office:value-type="float" office:value="349.353394" calcext:value-type="float">
            <text:p>349.353394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3092" calcext:value-type="float">
            <text:p>12.323092</text:p>
          </table:table-cell>
          <table:table-cell table:formula="of:=[.C153]-[.C15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65" calcext:value-type="float">
            <text:p>12365</text:p>
          </table:table-cell>
          <table:table-cell office:value-type="float" office:value="349.332489" calcext:value-type="float">
            <text:p>349.33248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2354" calcext:value-type="float">
            <text:p>12.322354</text:p>
          </table:table-cell>
          <table:table-cell table:formula="of:=[.C154]-[.C1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99" calcext:value-type="float">
            <text:p>12399</text:p>
          </table:table-cell>
          <table:table-cell office:value-type="float" office:value="349.318848" calcext:value-type="float">
            <text:p>349.318848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1873" calcext:value-type="float">
            <text:p>12.321873</text:p>
          </table:table-cell>
          <table:table-cell table:formula="of:=[.C155]-[.C1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33" calcext:value-type="float">
            <text:p>12433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1737" calcext:value-type="float">
            <text:p>12.321737</text:p>
          </table:table-cell>
          <table:table-cell table:formula="of:=[.C156]-[.C1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67" calcext:value-type="float">
            <text:p>12467</text:p>
          </table:table-cell>
          <table:table-cell office:value-type="float" office:value="349.307709" calcext:value-type="float">
            <text:p>349.30770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2148" calcext:value-type="float">
            <text:p>12.32148</text:p>
          </table:table-cell>
          <table:table-cell table:formula="of:=[.C157]-[.C1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1" calcext:value-type="float">
            <text:p>12501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1881" calcext:value-type="float">
            <text:p>12.321881</text:p>
          </table:table-cell>
          <table:table-cell table:formula="of:=[.C158]-[.C1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5" calcext:value-type="float">
            <text:p>12535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22267" calcext:value-type="float">
            <text:p>12.322267</text:p>
          </table:table-cell>
          <table:table-cell table:formula="of:=[.C159]-[.C1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69" calcext:value-type="float">
            <text:p>12569</text:p>
          </table:table-cell>
          <table:table-cell office:value-type="float" office:value="349.330688" calcext:value-type="float">
            <text:p>349.330688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229" calcext:value-type="float">
            <text:p>12.32229</text:p>
          </table:table-cell>
          <table:table-cell table:formula="of:=[.C160]-[.C1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03" calcext:value-type="float">
            <text:p>12603</text:p>
          </table:table-cell>
          <table:table-cell office:value-type="float" office:value="349.333862" calcext:value-type="float">
            <text:p>349.33386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2403" calcext:value-type="float">
            <text:p>12.322403</text:p>
          </table:table-cell>
          <table:table-cell table:formula="of:=[.C161]-[.C1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37" calcext:value-type="float">
            <text:p>12637</text:p>
          </table:table-cell>
          <table:table-cell office:value-type="float" office:value="349.319305" calcext:value-type="float">
            <text:p>349.319305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21889" calcext:value-type="float">
            <text:p>12.321889</text:p>
          </table:table-cell>
          <table:table-cell table:formula="of:=[.C162]-[.C1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71" calcext:value-type="float">
            <text:p>12671</text:p>
          </table:table-cell>
          <table:table-cell office:value-type="float" office:value="349.301575" calcext:value-type="float">
            <text:p>349.301575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21263" calcext:value-type="float">
            <text:p>12.321263</text:p>
          </table:table-cell>
          <table:table-cell table:formula="of:=[.C163]-[.C1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05" calcext:value-type="float">
            <text:p>12705</text:p>
          </table:table-cell>
          <table:table-cell office:value-type="float" office:value="349.332947" calcext:value-type="float">
            <text:p>349.332947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2371" calcext:value-type="float">
            <text:p>12.322371</text:p>
          </table:table-cell>
          <table:table-cell table:formula="of:=[.C164]-[.C1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40" calcext:value-type="float">
            <text:p>12740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379" calcext:value-type="float">
            <text:p>12.322379</text:p>
          </table:table-cell>
          <table:table-cell table:formula="of:=[.C165]-[.C1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74" calcext:value-type="float">
            <text:p>12774</text:p>
          </table:table-cell>
          <table:table-cell office:value-type="float" office:value="349.330261" calcext:value-type="float">
            <text:p>349.33026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275" calcext:value-type="float">
            <text:p>12.322275</text:p>
          </table:table-cell>
          <table:table-cell table:formula="of:=[.C166]-[.C1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08" calcext:value-type="float">
            <text:p>12808</text:p>
          </table:table-cell>
          <table:table-cell office:value-type="float" office:value="349.362061" calcext:value-type="float">
            <text:p>349.36206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398" calcext:value-type="float">
            <text:p>12.323398</text:p>
          </table:table-cell>
          <table:table-cell table:formula="of:=[.C167]-[.C1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42" calcext:value-type="float">
            <text:p>12842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3693" calcext:value-type="float">
            <text:p>12.323693</text:p>
          </table:table-cell>
          <table:table-cell table:formula="of:=[.C168]-[.C1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76" calcext:value-type="float">
            <text:p>12876</text:p>
          </table:table-cell>
          <table:table-cell office:value-type="float" office:value="349.378876" calcext:value-type="float">
            <text:p>349.378876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23991" calcext:value-type="float">
            <text:p>12.323991</text:p>
          </table:table-cell>
          <table:table-cell table:formula="of:=[.C169]-[.C1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10" calcext:value-type="float">
            <text:p>12910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4143" calcext:value-type="float">
            <text:p>12.324143</text:p>
          </table:table-cell>
          <table:table-cell table:formula="of:=[.C170]-[.C1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44" calcext:value-type="float">
            <text:p>12944</text:p>
          </table:table-cell>
          <table:table-cell office:value-type="float" office:value="349.379791" calcext:value-type="float">
            <text:p>349.379791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4022" calcext:value-type="float">
            <text:p>12.324022</text:p>
          </table:table-cell>
          <table:table-cell table:formula="of:=[.C171]-[.C1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78" calcext:value-type="float">
            <text:p>12978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24639" calcext:value-type="float">
            <text:p>12.324639</text:p>
          </table:table-cell>
          <table:table-cell table:formula="of:=[.C172]-[.C1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2" calcext:value-type="float">
            <text:p>13012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5233" calcext:value-type="float">
            <text:p>12.325233</text:p>
          </table:table-cell>
          <table:table-cell table:formula="of:=[.C173]-[.C1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46" calcext:value-type="float">
            <text:p>13046</text:p>
          </table:table-cell>
          <table:table-cell office:value-type="float" office:value="349.37793" calcext:value-type="float">
            <text:p>349.37793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23957" calcext:value-type="float">
            <text:p>12.323957</text:p>
          </table:table-cell>
          <table:table-cell table:formula="of:=[.C174]-[.C1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80" calcext:value-type="float">
            <text:p>13080</text:p>
          </table:table-cell>
          <table:table-cell office:value-type="float" office:value="349.380219" calcext:value-type="float">
            <text:p>349.38021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4038" calcext:value-type="float">
            <text:p>12.324038</text:p>
          </table:table-cell>
          <table:table-cell table:formula="of:=[.C175]-[.C1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14" calcext:value-type="float">
            <text:p>13114</text:p>
          </table:table-cell>
          <table:table-cell office:value-type="float" office:value="349.381348" calcext:value-type="float">
            <text:p>349.38134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4078" calcext:value-type="float">
            <text:p>12.324078</text:p>
          </table:table-cell>
          <table:table-cell table:formula="of:=[.C176]-[.C1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48" calcext:value-type="float">
            <text:p>13148</text:p>
          </table:table-cell>
          <table:table-cell office:value-type="float" office:value="349.368408" calcext:value-type="float">
            <text:p>349.36840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621" calcext:value-type="float">
            <text:p>12.323621</text:p>
          </table:table-cell>
          <table:table-cell table:formula="of:=[.C177]-[.C1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83" calcext:value-type="float">
            <text:p>13183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116" calcext:value-type="float">
            <text:p>12.323116</text:p>
          </table:table-cell>
          <table:table-cell table:formula="of:=[.C178]-[.C17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17" calcext:value-type="float">
            <text:p>13217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1802" calcext:value-type="float">
            <text:p>12.321802</text:p>
          </table:table-cell>
          <table:table-cell table:formula="of:=[.C179]-[.C1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51" calcext:value-type="float">
            <text:p>13251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1225" calcext:value-type="float">
            <text:p>12.321225</text:p>
          </table:table-cell>
          <table:table-cell table:formula="of:=[.C180]-[.C1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85" calcext:value-type="float">
            <text:p>13285</text:p>
          </table:table-cell>
          <table:table-cell office:value-type="float" office:value="349.298889" calcext:value-type="float">
            <text:p>349.29888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1169" calcext:value-type="float">
            <text:p>12.321169</text:p>
          </table:table-cell>
          <table:table-cell table:formula="of:=[.C181]-[.C1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19" calcext:value-type="float">
            <text:p>13319</text:p>
          </table:table-cell>
          <table:table-cell office:value-type="float" office:value="349.311584" calcext:value-type="float">
            <text:p>349.31158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17" calcext:value-type="float">
            <text:p>12.321617</text:p>
          </table:table-cell>
          <table:table-cell table:formula="of:=[.C182]-[.C1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53" calcext:value-type="float">
            <text:p>13353</text:p>
          </table:table-cell>
          <table:table-cell office:value-type="float" office:value="349.31073" calcext:value-type="float">
            <text:p>349.3107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1587" calcext:value-type="float">
            <text:p>12.321587</text:p>
          </table:table-cell>
          <table:table-cell table:formula="of:=[.C183]-[.C1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87" calcext:value-type="float">
            <text:p>13387</text:p>
          </table:table-cell>
          <table:table-cell office:value-type="float" office:value="349.333862" calcext:value-type="float">
            <text:p>349.33386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2403" calcext:value-type="float">
            <text:p>12.322403</text:p>
          </table:table-cell>
          <table:table-cell table:formula="of:=[.C184]-[.C1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21" calcext:value-type="float">
            <text:p>13421</text:p>
          </table:table-cell>
          <table:table-cell office:value-type="float" office:value="349.322052" calcext:value-type="float">
            <text:p>349.32205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21986" calcext:value-type="float">
            <text:p>12.321986</text:p>
          </table:table-cell>
          <table:table-cell table:formula="of:=[.C185]-[.C1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55" calcext:value-type="float">
            <text:p>13455</text:p>
          </table:table-cell>
          <table:table-cell office:value-type="float" office:value="349.326141" calcext:value-type="float">
            <text:p>349.32614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213" calcext:value-type="float">
            <text:p>12.32213</text:p>
          </table:table-cell>
          <table:table-cell table:formula="of:=[.C186]-[.C1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89" calcext:value-type="float">
            <text:p>13489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1706" calcext:value-type="float">
            <text:p>12.321706</text:p>
          </table:table-cell>
          <table:table-cell table:formula="of:=[.C187]-[.C1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23" calcext:value-type="float">
            <text:p>13523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1402" calcext:value-type="float">
            <text:p>12.321402</text:p>
          </table:table-cell>
          <table:table-cell table:formula="of:=[.C188]-[.C1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57" calcext:value-type="float">
            <text:p>13557</text:p>
          </table:table-cell>
          <table:table-cell office:value-type="float" office:value="349.311127" calcext:value-type="float">
            <text:p>349.311127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601" calcext:value-type="float">
            <text:p>12.321601</text:p>
          </table:table-cell>
          <table:table-cell table:formula="of:=[.C189]-[.C1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92" calcext:value-type="float">
            <text:p>13592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24" calcext:value-type="float">
            <text:p>12.32124</text:p>
          </table:table-cell>
          <table:table-cell table:formula="of:=[.C190]-[.C18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26" calcext:value-type="float">
            <text:p>13626</text:p>
          </table:table-cell>
          <table:table-cell office:value-type="float" office:value="349.297058" calcext:value-type="float">
            <text:p>349.297058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1104" calcext:value-type="float">
            <text:p>12.321104</text:p>
          </table:table-cell>
          <table:table-cell table:formula="of:=[.C191]-[.C1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60" calcext:value-type="float">
            <text:p>13660</text:p>
          </table:table-cell>
          <table:table-cell office:value-type="float" office:value="349.286346" calcext:value-type="float">
            <text:p>349.286346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0726" calcext:value-type="float">
            <text:p>12.320726</text:p>
          </table:table-cell>
          <table:table-cell table:formula="of:=[.C192]-[.C1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94" calcext:value-type="float">
            <text:p>13694</text:p>
          </table:table-cell>
          <table:table-cell office:value-type="float" office:value="349.269318" calcext:value-type="float">
            <text:p>349.269318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20126" calcext:value-type="float">
            <text:p>12.320126</text:p>
          </table:table-cell>
          <table:table-cell table:formula="of:=[.C193]-[.C1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28" calcext:value-type="float">
            <text:p>13728</text:p>
          </table:table-cell>
          <table:table-cell office:value-type="float" office:value="349.268616" calcext:value-type="float">
            <text:p>349.26861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0101" calcext:value-type="float">
            <text:p>12.320101</text:p>
          </table:table-cell>
          <table:table-cell table:formula="of:=[.C194]-[.C1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62" calcext:value-type="float">
            <text:p>13762</text:p>
          </table:table-cell>
          <table:table-cell office:value-type="float" office:value="349.278625" calcext:value-type="float">
            <text:p>349.278625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455" calcext:value-type="float">
            <text:p>12.320455</text:p>
          </table:table-cell>
          <table:table-cell table:formula="of:=[.C195]-[.C1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96" calcext:value-type="float">
            <text:p>13796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20213" calcext:value-type="float">
            <text:p>12.320213</text:p>
          </table:table-cell>
          <table:table-cell table:formula="of:=[.C196]-[.C1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30" calcext:value-type="float">
            <text:p>13830</text:p>
          </table:table-cell>
          <table:table-cell office:value-type="float" office:value="349.27887" calcext:value-type="float">
            <text:p>349.27887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0463" calcext:value-type="float">
            <text:p>12.320463</text:p>
          </table:table-cell>
          <table:table-cell table:formula="of:=[.C197]-[.C1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64" calcext:value-type="float">
            <text:p>13864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0551" calcext:value-type="float">
            <text:p>12.320551</text:p>
          </table:table-cell>
          <table:table-cell table:formula="of:=[.C198]-[.C1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98" calcext:value-type="float">
            <text:p>13898</text:p>
          </table:table-cell>
          <table:table-cell office:value-type="float" office:value="349.290894" calcext:value-type="float">
            <text:p>349.290894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0887" calcext:value-type="float">
            <text:p>12.320887</text:p>
          </table:table-cell>
          <table:table-cell table:formula="of:=[.C199]-[.C1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32" calcext:value-type="float">
            <text:p>13932</text:p>
          </table:table-cell>
          <table:table-cell office:value-type="float" office:value="349.287933" calcext:value-type="float">
            <text:p>349.28793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783" calcext:value-type="float">
            <text:p>12.320783</text:p>
          </table:table-cell>
          <table:table-cell table:formula="of:=[.C200]-[.C1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66" calcext:value-type="float">
            <text:p>1396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0889" calcext:value-type="float">
            <text:p>12.320889</text:p>
          </table:table-cell>
          <table:table-cell table:formula="of:=[.C201]-[.C2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01" calcext:value-type="float">
            <text:p>14001</text:p>
          </table:table-cell>
          <table:table-cell office:value-type="float" office:value="349.295898" calcext:value-type="float">
            <text:p>349.29589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1064" calcext:value-type="float">
            <text:p>12.321064</text:p>
          </table:table-cell>
          <table:table-cell table:formula="of:=[.C202]-[.C20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35" calcext:value-type="float">
            <text:p>14035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818" calcext:value-type="float">
            <text:p>12.321818</text:p>
          </table:table-cell>
          <table:table-cell table:formula="of:=[.C203]-[.C2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69" calcext:value-type="float">
            <text:p>14069</text:p>
          </table:table-cell>
          <table:table-cell office:value-type="float" office:value="349.337067" calcext:value-type="float">
            <text:p>349.337067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22515" calcext:value-type="float">
            <text:p>12.322515</text:p>
          </table:table-cell>
          <table:table-cell table:formula="of:=[.C204]-[.C2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03" calcext:value-type="float">
            <text:p>14103</text:p>
          </table:table-cell>
          <table:table-cell office:value-type="float" office:value="349.350922" calcext:value-type="float">
            <text:p>349.35092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3005" calcext:value-type="float">
            <text:p>12.323005</text:p>
          </table:table-cell>
          <table:table-cell table:formula="of:=[.C205]-[.C2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37" calcext:value-type="float">
            <text:p>14137</text:p>
          </table:table-cell>
          <table:table-cell office:value-type="float" office:value="349.35498" calcext:value-type="float">
            <text:p>349.3549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3148" calcext:value-type="float">
            <text:p>12.323148</text:p>
          </table:table-cell>
          <table:table-cell table:formula="of:=[.C206]-[.C2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71" calcext:value-type="float">
            <text:p>14171</text:p>
          </table:table-cell>
          <table:table-cell office:value-type="float" office:value="349.352234" calcext:value-type="float">
            <text:p>349.35223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305" calcext:value-type="float">
            <text:p>12.32305</text:p>
          </table:table-cell>
          <table:table-cell table:formula="of:=[.C207]-[.C2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05" calcext:value-type="float">
            <text:p>14205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244" calcext:value-type="float">
            <text:p>12.323244</text:p>
          </table:table-cell>
          <table:table-cell table:formula="of:=[.C208]-[.C2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39" calcext:value-type="float">
            <text:p>14239</text:p>
          </table:table-cell>
          <table:table-cell office:value-type="float" office:value="349.348846" calcext:value-type="float">
            <text:p>349.348846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931" calcext:value-type="float">
            <text:p>12.322931</text:p>
          </table:table-cell>
          <table:table-cell table:formula="of:=[.C209]-[.C2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3" calcext:value-type="float">
            <text:p>14273</text:p>
          </table:table-cell>
          <table:table-cell office:value-type="float" office:value="349.370422" calcext:value-type="float">
            <text:p>349.370422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692" calcext:value-type="float">
            <text:p>12.323692</text:p>
          </table:table-cell>
          <table:table-cell table:formula="of:=[.C210]-[.C2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07" calcext:value-type="float">
            <text:p>1430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4175" calcext:value-type="float">
            <text:p>12.324175</text:p>
          </table:table-cell>
          <table:table-cell table:formula="of:=[.C211]-[.C2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41" calcext:value-type="float">
            <text:p>14341</text:p>
          </table:table-cell>
          <table:table-cell office:value-type="float" office:value="349.402496" calcext:value-type="float">
            <text:p>349.40249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4823" calcext:value-type="float">
            <text:p>12.324823</text:p>
          </table:table-cell>
          <table:table-cell table:formula="of:=[.C212]-[.C2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75" calcext:value-type="float">
            <text:p>14375</text:p>
          </table:table-cell>
          <table:table-cell office:value-type="float" office:value="349.391571" calcext:value-type="float">
            <text:p>349.391571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4438" calcext:value-type="float">
            <text:p>12.324438</text:p>
          </table:table-cell>
          <table:table-cell table:formula="of:=[.C213]-[.C2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09" calcext:value-type="float">
            <text:p>14409</text:p>
          </table:table-cell>
          <table:table-cell office:value-type="float" office:value="349.365662" calcext:value-type="float">
            <text:p>349.36566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3524" calcext:value-type="float">
            <text:p>12.323524</text:p>
          </table:table-cell>
          <table:table-cell table:formula="of:=[.C214]-[.C2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44" calcext:value-type="float">
            <text:p>14444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3035" calcext:value-type="float">
            <text:p>12.323035</text:p>
          </table:table-cell>
          <table:table-cell table:formula="of:=[.C215]-[.C21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78" calcext:value-type="float">
            <text:p>14478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2763" calcext:value-type="float">
            <text:p>12.322763</text:p>
          </table:table-cell>
          <table:table-cell table:formula="of:=[.C216]-[.C2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12" calcext:value-type="float">
            <text:p>14512</text:p>
          </table:table-cell>
          <table:table-cell office:value-type="float" office:value="349.353424" calcext:value-type="float">
            <text:p>349.35342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3092" calcext:value-type="float">
            <text:p>12.323092</text:p>
          </table:table-cell>
          <table:table-cell table:formula="of:=[.C217]-[.C2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46" calcext:value-type="float">
            <text:p>14546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2828" calcext:value-type="float">
            <text:p>12.322828</text:p>
          </table:table-cell>
          <table:table-cell table:formula="of:=[.C218]-[.C2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80" calcext:value-type="float">
            <text:p>14580</text:p>
          </table:table-cell>
          <table:table-cell office:value-type="float" office:value="349.357513" calcext:value-type="float">
            <text:p>349.35751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3236" calcext:value-type="float">
            <text:p>12.323236</text:p>
          </table:table-cell>
          <table:table-cell table:formula="of:=[.C219]-[.C2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14" calcext:value-type="float">
            <text:p>14614</text:p>
          </table:table-cell>
          <table:table-cell office:value-type="float" office:value="349.351135" calcext:value-type="float">
            <text:p>349.35113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012" calcext:value-type="float">
            <text:p>12.323012</text:p>
          </table:table-cell>
          <table:table-cell table:formula="of:=[.C220]-[.C2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48" calcext:value-type="float">
            <text:p>14648</text:p>
          </table:table-cell>
          <table:table-cell office:value-type="float" office:value="349.314758" calcext:value-type="float">
            <text:p>349.314758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21729" calcext:value-type="float">
            <text:p>12.321729</text:p>
          </table:table-cell>
          <table:table-cell table:formula="of:=[.C221]-[.C2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82" calcext:value-type="float">
            <text:p>14682</text:p>
          </table:table-cell>
          <table:table-cell office:value-type="float" office:value="349.288177" calcext:value-type="float">
            <text:p>349.28817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20791" calcext:value-type="float">
            <text:p>12.320791</text:p>
          </table:table-cell>
          <table:table-cell table:formula="of:=[.C222]-[.C2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16" calcext:value-type="float">
            <text:p>14716</text:p>
          </table:table-cell>
          <table:table-cell office:value-type="float" office:value="349.291809" calcext:value-type="float">
            <text:p>349.29180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0919" calcext:value-type="float">
            <text:p>12.320919</text:p>
          </table:table-cell>
          <table:table-cell table:formula="of:=[.C223]-[.C2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50" calcext:value-type="float">
            <text:p>14750</text:p>
          </table:table-cell>
          <table:table-cell office:value-type="float" office:value="349.283875" calcext:value-type="float">
            <text:p>349.28387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064" calcext:value-type="float">
            <text:p>12.32064</text:p>
          </table:table-cell>
          <table:table-cell table:formula="of:=[.C224]-[.C22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84" calcext:value-type="float">
            <text:p>14784</text:p>
          </table:table-cell>
          <table:table-cell office:value-type="float" office:value="349.294342" calcext:value-type="float">
            <text:p>349.29434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1009" calcext:value-type="float">
            <text:p>12.321009</text:p>
          </table:table-cell>
          <table:table-cell table:formula="of:=[.C225]-[.C2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18" calcext:value-type="float">
            <text:p>14818</text:p>
          </table:table-cell>
          <table:table-cell office:value-type="float" office:value="349.292511" calcext:value-type="float">
            <text:p>349.29251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0944" calcext:value-type="float">
            <text:p>12.320944</text:p>
          </table:table-cell>
          <table:table-cell table:formula="of:=[.C226]-[.C2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53" calcext:value-type="float">
            <text:p>14853</text:p>
          </table:table-cell>
          <table:table-cell office:value-type="float" office:value="349.276581" calcext:value-type="float">
            <text:p>349.27658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0382" calcext:value-type="float">
            <text:p>12.320382</text:p>
          </table:table-cell>
          <table:table-cell table:formula="of:=[.C227]-[.C22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87" calcext:value-type="float">
            <text:p>14887</text:p>
          </table:table-cell>
          <table:table-cell office:value-type="float" office:value="349.265198" calcext:value-type="float">
            <text:p>349.265198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9981" calcext:value-type="float">
            <text:p>12.319981</text:p>
          </table:table-cell>
          <table:table-cell table:formula="of:=[.C228]-[.C2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21" calcext:value-type="float">
            <text:p>14921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9188" calcext:value-type="float">
            <text:p>12.319188</text:p>
          </table:table-cell>
          <table:table-cell table:formula="of:=[.C229]-[.C2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55" calcext:value-type="float">
            <text:p>14955</text:p>
          </table:table-cell>
          <table:table-cell office:value-type="float" office:value="349.236816" calcext:value-type="float">
            <text:p>349.23681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18979" calcext:value-type="float">
            <text:p>12.318979</text:p>
          </table:table-cell>
          <table:table-cell table:formula="of:=[.C230]-[.C2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89" calcext:value-type="float">
            <text:p>14989</text:p>
          </table:table-cell>
          <table:table-cell office:value-type="float" office:value="349.264099" calcext:value-type="float">
            <text:p>349.26409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19942" calcext:value-type="float">
            <text:p>12.319942</text:p>
          </table:table-cell>
          <table:table-cell table:formula="of:=[.C231]-[.C2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23" calcext:value-type="float">
            <text:p>15023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1112" calcext:value-type="float">
            <text:p>12.321112</text:p>
          </table:table-cell>
          <table:table-cell table:formula="of:=[.C232]-[.C2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57" calcext:value-type="float">
            <text:p>15057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1737" calcext:value-type="float">
            <text:p>12.321737</text:p>
          </table:table-cell>
          <table:table-cell table:formula="of:=[.C233]-[.C2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91" calcext:value-type="float">
            <text:p>15091</text:p>
          </table:table-cell>
          <table:table-cell office:value-type="float" office:value="349.312714" calcext:value-type="float">
            <text:p>349.312714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21656" calcext:value-type="float">
            <text:p>12.321656</text:p>
          </table:table-cell>
          <table:table-cell table:formula="of:=[.C234]-[.C2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25" calcext:value-type="float">
            <text:p>15125</text:p>
          </table:table-cell>
          <table:table-cell office:value-type="float" office:value="349.327942" calcext:value-type="float">
            <text:p>349.327942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2194" calcext:value-type="float">
            <text:p>12.322194</text:p>
          </table:table-cell>
          <table:table-cell table:formula="of:=[.C235]-[.C2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59" calcext:value-type="float">
            <text:p>15159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22298" calcext:value-type="float">
            <text:p>12.322298</text:p>
          </table:table-cell>
          <table:table-cell table:formula="of:=[.C236]-[.C2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93" calcext:value-type="float">
            <text:p>15193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2924" calcext:value-type="float">
            <text:p>12.322924</text:p>
          </table:table-cell>
          <table:table-cell table:formula="of:=[.C237]-[.C2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27" calcext:value-type="float">
            <text:p>15227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3677" calcext:value-type="float">
            <text:p>12.323677</text:p>
          </table:table-cell>
          <table:table-cell table:formula="of:=[.C238]-[.C2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62" calcext:value-type="float">
            <text:p>15262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4655" calcext:value-type="float">
            <text:p>12.324655</text:p>
          </table:table-cell>
          <table:table-cell table:formula="of:=[.C239]-[.C23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96" calcext:value-type="float">
            <text:p>15296</text:p>
          </table:table-cell>
          <table:table-cell office:value-type="float" office:value="349.374756" calcext:value-type="float">
            <text:p>349.374756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23845" calcext:value-type="float">
            <text:p>12.323845</text:p>
          </table:table-cell>
          <table:table-cell table:formula="of:=[.C240]-[.C2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30" calcext:value-type="float">
            <text:p>15330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709" calcext:value-type="float">
            <text:p>12.323709</text:p>
          </table:table-cell>
          <table:table-cell table:formula="of:=[.C241]-[.C2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64" calcext:value-type="float">
            <text:p>15364</text:p>
          </table:table-cell>
          <table:table-cell office:value-type="float" office:value="349.357025" calcext:value-type="float">
            <text:p>349.3570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219" calcext:value-type="float">
            <text:p>12.323219</text:p>
          </table:table-cell>
          <table:table-cell table:formula="of:=[.C242]-[.C2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98" calcext:value-type="float">
            <text:p>15398</text:p>
          </table:table-cell>
          <table:table-cell office:value-type="float" office:value="349.355652" calcext:value-type="float">
            <text:p>349.35565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3172" calcext:value-type="float">
            <text:p>12.323172</text:p>
          </table:table-cell>
          <table:table-cell table:formula="of:=[.C243]-[.C2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32" calcext:value-type="float">
            <text:p>15432</text:p>
          </table:table-cell>
          <table:table-cell office:value-type="float" office:value="349.370667" calcext:value-type="float">
            <text:p>349.37066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3701" calcext:value-type="float">
            <text:p>12.323701</text:p>
          </table:table-cell>
          <table:table-cell table:formula="of:=[.C244]-[.C2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2826" calcext:value-type="float">
            <text:p>12.322826</text:p>
          </table:table-cell>
          <table:table-cell table:formula="of:=[.C245]-[.C2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00" calcext:value-type="float">
            <text:p>15500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3164" calcext:value-type="float">
            <text:p>12.323164</text:p>
          </table:table-cell>
          <table:table-cell table:formula="of:=[.C246]-[.C2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34" calcext:value-type="float">
            <text:p>15534</text:p>
          </table:table-cell>
          <table:table-cell office:value-type="float" office:value="349.342255" calcext:value-type="float">
            <text:p>349.34225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2699" calcext:value-type="float">
            <text:p>12.322699</text:p>
          </table:table-cell>
          <table:table-cell table:formula="of:=[.C247]-[.C2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68" calcext:value-type="float">
            <text:p>15568</text:p>
          </table:table-cell>
          <table:table-cell office:value-type="float" office:value="349.33429" calcext:value-type="float">
            <text:p>349.3342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2417" calcext:value-type="float">
            <text:p>12.322417</text:p>
          </table:table-cell>
          <table:table-cell table:formula="of:=[.C248]-[.C2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02" calcext:value-type="float">
            <text:p>15602</text:p>
          </table:table-cell>
          <table:table-cell office:value-type="float" office:value="349.318848" calcext:value-type="float">
            <text:p>349.318848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1873" calcext:value-type="float">
            <text:p>12.321873</text:p>
          </table:table-cell>
          <table:table-cell table:formula="of:=[.C249]-[.C2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36" calcext:value-type="float">
            <text:p>15636</text:p>
          </table:table-cell>
          <table:table-cell office:value-type="float" office:value="349.345428" calcext:value-type="float">
            <text:p>349.34542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281" calcext:value-type="float">
            <text:p>12.32281</text:p>
          </table:table-cell>
          <table:table-cell table:formula="of:=[.C250]-[.C2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71" calcext:value-type="float">
            <text:p>15671</text:p>
          </table:table-cell>
          <table:table-cell office:value-type="float" office:value="349.335632" calcext:value-type="float">
            <text:p>349.33563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2465" calcext:value-type="float">
            <text:p>12.322465</text:p>
          </table:table-cell>
          <table:table-cell table:formula="of:=[.C251]-[.C25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05" calcext:value-type="float">
            <text:p>15705</text:p>
          </table:table-cell>
          <table:table-cell office:value-type="float" office:value="349.316101" calcext:value-type="float">
            <text:p>349.316101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21776" calcext:value-type="float">
            <text:p>12.321776</text:p>
          </table:table-cell>
          <table:table-cell table:formula="of:=[.C252]-[.C2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39" calcext:value-type="float">
            <text:p>15739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1208" calcext:value-type="float">
            <text:p>12.321208</text:p>
          </table:table-cell>
          <table:table-cell table:formula="of:=[.C253]-[.C2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73" calcext:value-type="float">
            <text:p>15773</text:p>
          </table:table-cell>
          <table:table-cell office:value-type="float" office:value="349.275421" calcext:value-type="float">
            <text:p>349.275421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20341" calcext:value-type="float">
            <text:p>12.320341</text:p>
          </table:table-cell>
          <table:table-cell table:formula="of:=[.C254]-[.C2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07" calcext:value-type="float">
            <text:p>15807</text:p>
          </table:table-cell>
          <table:table-cell office:value-type="float" office:value="349.276093" calcext:value-type="float">
            <text:p>349.27609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365" calcext:value-type="float">
            <text:p>12.320365</text:p>
          </table:table-cell>
          <table:table-cell table:formula="of:=[.C255]-[.C2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41" calcext:value-type="float">
            <text:p>15841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1176" calcext:value-type="float">
            <text:p>12.321176</text:p>
          </table:table-cell>
          <table:table-cell table:formula="of:=[.C256]-[.C2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75" calcext:value-type="float">
            <text:p>15875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22522" calcext:value-type="float">
            <text:p>12.322522</text:p>
          </table:table-cell>
          <table:table-cell table:formula="of:=[.C257]-[.C2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09" calcext:value-type="float">
            <text:p>15909</text:p>
          </table:table-cell>
          <table:table-cell office:value-type="float" office:value="349.348846" calcext:value-type="float">
            <text:p>349.34884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2931" calcext:value-type="float">
            <text:p>12.322931</text:p>
          </table:table-cell>
          <table:table-cell table:formula="of:=[.C258]-[.C2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43" calcext:value-type="float">
            <text:p>15943</text:p>
          </table:table-cell>
          <table:table-cell office:value-type="float" office:value="349.352051" calcext:value-type="float">
            <text:p>349.35205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3044" calcext:value-type="float">
            <text:p>12.323044</text:p>
          </table:table-cell>
          <table:table-cell table:formula="of:=[.C259]-[.C2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77" calcext:value-type="float">
            <text:p>15977</text:p>
          </table:table-cell>
          <table:table-cell office:value-type="float" office:value="349.334778" calcext:value-type="float">
            <text:p>349.334778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22435" calcext:value-type="float">
            <text:p>12.322435</text:p>
          </table:table-cell>
          <table:table-cell table:formula="of:=[.C260]-[.C2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11" calcext:value-type="float">
            <text:p>16011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2956" calcext:value-type="float">
            <text:p>12.322956</text:p>
          </table:table-cell>
          <table:table-cell table:formula="of:=[.C261]-[.C2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45" calcext:value-type="float">
            <text:p>16045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383" calcext:value-type="float">
            <text:p>12.32383</text:p>
          </table:table-cell>
          <table:table-cell table:formula="of:=[.C262]-[.C2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80" calcext:value-type="float">
            <text:p>16080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23277" calcext:value-type="float">
            <text:p>12.323277</text:p>
          </table:table-cell>
          <table:table-cell table:formula="of:=[.C263]-[.C26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14" calcext:value-type="float">
            <text:p>1611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23453" calcext:value-type="float">
            <text:p>12.323453</text:p>
          </table:table-cell>
          <table:table-cell table:formula="of:=[.C264]-[.C2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48" calcext:value-type="float">
            <text:p>16148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3309" calcext:value-type="float">
            <text:p>12.323309</text:p>
          </table:table-cell>
          <table:table-cell table:formula="of:=[.C265]-[.C2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82" calcext:value-type="float">
            <text:p>16182</text:p>
          </table:table-cell>
          <table:table-cell office:value-type="float" office:value="349.324768" calcext:value-type="float">
            <text:p>349.324768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22082" calcext:value-type="float">
            <text:p>12.322082</text:p>
          </table:table-cell>
          <table:table-cell table:formula="of:=[.C266]-[.C2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16" calcext:value-type="float">
            <text:p>16216</text:p>
          </table:table-cell>
          <table:table-cell office:value-type="float" office:value="349.311127" calcext:value-type="float">
            <text:p>349.311127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1601" calcext:value-type="float">
            <text:p>12.321601</text:p>
          </table:table-cell>
          <table:table-cell table:formula="of:=[.C267]-[.C2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0" calcext:value-type="float">
            <text:p>16250</text:p>
          </table:table-cell>
          <table:table-cell office:value-type="float" office:value="349.303864" calcext:value-type="float">
            <text:p>349.30386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1344" calcext:value-type="float">
            <text:p>12.321344</text:p>
          </table:table-cell>
          <table:table-cell table:formula="of:=[.C268]-[.C2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84" calcext:value-type="float">
            <text:p>16284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20647" calcext:value-type="float">
            <text:p>12.320647</text:p>
          </table:table-cell>
          <table:table-cell table:formula="of:=[.C269]-[.C2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18" calcext:value-type="float">
            <text:p>16318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0951" calcext:value-type="float">
            <text:p>12.320951</text:p>
          </table:table-cell>
          <table:table-cell table:formula="of:=[.C270]-[.C2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52" calcext:value-type="float">
            <text:p>16352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039" calcext:value-type="float">
            <text:p>12.32039</text:p>
          </table:table-cell>
          <table:table-cell table:formula="of:=[.C271]-[.C2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86" calcext:value-type="float">
            <text:p>16386</text:p>
          </table:table-cell>
          <table:table-cell office:value-type="float" office:value="349.268219" calcext:value-type="float">
            <text:p>349.26821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0087" calcext:value-type="float">
            <text:p>12.320087</text:p>
          </table:table-cell>
          <table:table-cell table:formula="of:=[.C272]-[.C2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20" calcext:value-type="float">
            <text:p>16420</text:p>
          </table:table-cell>
          <table:table-cell office:value-type="float" office:value="349.303223" calcext:value-type="float">
            <text:p>349.30322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1321" calcext:value-type="float">
            <text:p>12.321321</text:p>
          </table:table-cell>
          <table:table-cell table:formula="of:=[.C273]-[.C2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54" calcext:value-type="float">
            <text:p>16454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2379" calcext:value-type="float">
            <text:p>12.322379</text:p>
          </table:table-cell>
          <table:table-cell table:formula="of:=[.C274]-[.C2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88" calcext:value-type="float">
            <text:p>16488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7" calcext:value-type="float">
            <text:p>12.3227</text:p>
          </table:table-cell>
          <table:table-cell table:formula="of:=[.C275]-[.C2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23" calcext:value-type="float">
            <text:p>16523</text:p>
          </table:table-cell>
          <table:table-cell office:value-type="float" office:value="349.345276" calcext:value-type="float">
            <text:p>349.345276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22805" calcext:value-type="float">
            <text:p>12.322805</text:p>
          </table:table-cell>
          <table:table-cell table:formula="of:=[.C276]-[.C27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57" calcext:value-type="float">
            <text:p>16557</text:p>
          </table:table-cell>
          <table:table-cell office:value-type="float" office:value="349.313904" calcext:value-type="float">
            <text:p>349.313904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21698" calcext:value-type="float">
            <text:p>12.321698</text:p>
          </table:table-cell>
          <table:table-cell table:formula="of:=[.C277]-[.C2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91" calcext:value-type="float">
            <text:p>16591</text:p>
          </table:table-cell>
          <table:table-cell office:value-type="float" office:value="349.308441" calcext:value-type="float">
            <text:p>349.30844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506" calcext:value-type="float">
            <text:p>12.321506</text:p>
          </table:table-cell>
          <table:table-cell table:formula="of:=[.C278]-[.C2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25" calcext:value-type="float">
            <text:p>16625</text:p>
          </table:table-cell>
          <table:table-cell office:value-type="float" office:value="349.323914" calcext:value-type="float">
            <text:p>349.323914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052" calcext:value-type="float">
            <text:p>12.322052</text:p>
          </table:table-cell>
          <table:table-cell table:formula="of:=[.C279]-[.C2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9" calcext:value-type="float">
            <text:p>16659</text:p>
          </table:table-cell>
          <table:table-cell office:value-type="float" office:value="349.336853" calcext:value-type="float">
            <text:p>349.336853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2508" calcext:value-type="float">
            <text:p>12.322508</text:p>
          </table:table-cell>
          <table:table-cell table:formula="of:=[.C280]-[.C2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93" calcext:value-type="float">
            <text:p>16693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2572" calcext:value-type="float">
            <text:p>12.322572</text:p>
          </table:table-cell>
          <table:table-cell table:formula="of:=[.C281]-[.C2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27" calcext:value-type="float">
            <text:p>16727</text:p>
          </table:table-cell>
          <table:table-cell office:value-type="float" office:value="349.324341" calcext:value-type="float">
            <text:p>349.32434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22067" calcext:value-type="float">
            <text:p>12.322067</text:p>
          </table:table-cell>
          <table:table-cell table:formula="of:=[.C282]-[.C2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61" calcext:value-type="float">
            <text:p>16761</text:p>
          </table:table-cell>
          <table:table-cell office:value-type="float" office:value="349.303192" calcext:value-type="float">
            <text:p>349.303192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21321" calcext:value-type="float">
            <text:p>12.321321</text:p>
          </table:table-cell>
          <table:table-cell table:formula="of:=[.C283]-[.C2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95" calcext:value-type="float">
            <text:p>16795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20295" calcext:value-type="float">
            <text:p>12.320295</text:p>
          </table:table-cell>
          <table:table-cell table:formula="of:=[.C284]-[.C2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29" calcext:value-type="float">
            <text:p>16829</text:p>
          </table:table-cell>
          <table:table-cell office:value-type="float" office:value="349.264771" calcext:value-type="float">
            <text:p>349.26477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965" calcext:value-type="float">
            <text:p>12.319965</text:p>
          </table:table-cell>
          <table:table-cell table:formula="of:=[.C285]-[.C2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63" calcext:value-type="float">
            <text:p>1686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21368" calcext:value-type="float">
            <text:p>12.321368</text:p>
          </table:table-cell>
          <table:table-cell table:formula="of:=[.C286]-[.C2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97" calcext:value-type="float">
            <text:p>16897</text:p>
          </table:table-cell>
          <table:table-cell office:value-type="float" office:value="349.304077" calcext:value-type="float">
            <text:p>349.304077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1352" calcext:value-type="float">
            <text:p>12.321352</text:p>
          </table:table-cell>
          <table:table-cell table:formula="of:=[.C287]-[.C2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32" calcext:value-type="float">
            <text:p>16932</text:p>
          </table:table-cell>
          <table:table-cell office:value-type="float" office:value="349.298157" calcext:value-type="float">
            <text:p>349.29815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1143" calcext:value-type="float">
            <text:p>12.321143</text:p>
          </table:table-cell>
          <table:table-cell table:formula="of:=[.C288]-[.C28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66" calcext:value-type="float">
            <text:p>16966</text:p>
          </table:table-cell>
          <table:table-cell office:value-type="float" office:value="349.289734" calcext:value-type="float">
            <text:p>349.28973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20846" calcext:value-type="float">
            <text:p>12.320846</text:p>
          </table:table-cell>
          <table:table-cell table:formula="of:=[.C289]-[.C2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349.267273" calcext:value-type="float">
            <text:p>349.267273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0054" calcext:value-type="float">
            <text:p>12.320054</text:p>
          </table:table-cell>
          <table:table-cell table:formula="of:=[.C290]-[.C2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34" calcext:value-type="float">
            <text:p>17034</text:p>
          </table:table-cell>
          <table:table-cell office:value-type="float" office:value="349.257507" calcext:value-type="float">
            <text:p>349.257507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971" calcext:value-type="float">
            <text:p>12.31971</text:p>
          </table:table-cell>
          <table:table-cell table:formula="of:=[.C291]-[.C2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68" calcext:value-type="float">
            <text:p>17068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0824" calcext:value-type="float">
            <text:p>12.320824</text:p>
          </table:table-cell>
          <table:table-cell table:formula="of:=[.C292]-[.C2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02" calcext:value-type="float">
            <text:p>17102</text:p>
          </table:table-cell>
          <table:table-cell office:value-type="float" office:value="349.301575" calcext:value-type="float">
            <text:p>349.301575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1263" calcext:value-type="float">
            <text:p>12.321263</text:p>
          </table:table-cell>
          <table:table-cell table:formula="of:=[.C293]-[.C2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36" calcext:value-type="float">
            <text:p>17136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20872" calcext:value-type="float">
            <text:p>12.320872</text:p>
          </table:table-cell>
          <table:table-cell table:formula="of:=[.C294]-[.C2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70" calcext:value-type="float">
            <text:p>17170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112" calcext:value-type="float">
            <text:p>12.321112</text:p>
          </table:table-cell>
          <table:table-cell table:formula="of:=[.C295]-[.C2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04" calcext:value-type="float">
            <text:p>17204</text:p>
          </table:table-cell>
          <table:table-cell office:value-type="float" office:value="349.241608" calcext:value-type="float">
            <text:p>349.241608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9148" calcext:value-type="float">
            <text:p>12.319148</text:p>
          </table:table-cell>
          <table:table-cell table:formula="of:=[.C296]-[.C2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38" calcext:value-type="float">
            <text:p>17238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8884" calcext:value-type="float">
            <text:p>12.318884</text:p>
          </table:table-cell>
          <table:table-cell table:formula="of:=[.C297]-[.C2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72" calcext:value-type="float">
            <text:p>1727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8884" calcext:value-type="float">
            <text:p>12.318884</text:p>
          </table:table-cell>
          <table:table-cell table:formula="of:=[.C298]-[.C2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06" calcext:value-type="float">
            <text:p>17306</text:p>
          </table:table-cell>
          <table:table-cell office:value-type="float" office:value="349.228455" calcext:value-type="float">
            <text:p>349.228455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8685" calcext:value-type="float">
            <text:p>12.318685</text:p>
          </table:table-cell>
          <table:table-cell table:formula="of:=[.C299]-[.C2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41" calcext:value-type="float">
            <text:p>17341</text:p>
          </table:table-cell>
          <table:table-cell office:value-type="float" office:value="349.253448" calcext:value-type="float">
            <text:p>349.253448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19566" calcext:value-type="float">
            <text:p>12.319566</text:p>
          </table:table-cell>
          <table:table-cell table:formula="of:=[.C300]-[.C29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75" calcext:value-type="float">
            <text:p>17375</text:p>
          </table:table-cell>
          <table:table-cell office:value-type="float" office:value="349.26593" calcext:value-type="float">
            <text:p>349.2659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0006" calcext:value-type="float">
            <text:p>12.320006</text:p>
          </table:table-cell>
          <table:table-cell table:formula="of:=[.C301]-[.C3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09" calcext:value-type="float">
            <text:p>17409</text:p>
          </table:table-cell>
          <table:table-cell office:value-type="float" office:value="349.265472" calcext:value-type="float">
            <text:p>349.265472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1999" calcext:value-type="float">
            <text:p>12.31999</text:p>
          </table:table-cell>
          <table:table-cell table:formula="of:=[.C302]-[.C3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43" calcext:value-type="float">
            <text:p>17443</text:p>
          </table:table-cell>
          <table:table-cell office:value-type="float" office:value="349.260254" calcext:value-type="float">
            <text:p>349.26025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9806" calcext:value-type="float">
            <text:p>12.319806</text:p>
          </table:table-cell>
          <table:table-cell table:formula="of:=[.C303]-[.C3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77" calcext:value-type="float">
            <text:p>17477</text:p>
          </table:table-cell>
          <table:table-cell office:value-type="float" office:value="349.295715" calcext:value-type="float">
            <text:p>349.295715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1057" calcext:value-type="float">
            <text:p>12.321057</text:p>
          </table:table-cell>
          <table:table-cell table:formula="of:=[.C304]-[.C3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11" calcext:value-type="float">
            <text:p>17511</text:p>
          </table:table-cell>
          <table:table-cell office:value-type="float" office:value="349.297974" calcext:value-type="float">
            <text:p>349.29797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1136" calcext:value-type="float">
            <text:p>12.321136</text:p>
          </table:table-cell>
          <table:table-cell table:formula="of:=[.C305]-[.C3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45" calcext:value-type="float">
            <text:p>17545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21609" calcext:value-type="float">
            <text:p>12.321609</text:p>
          </table:table-cell>
          <table:table-cell table:formula="of:=[.C306]-[.C3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79" calcext:value-type="float">
            <text:p>17579</text:p>
          </table:table-cell>
          <table:table-cell office:value-type="float" office:value="349.321838" calcext:value-type="float">
            <text:p>349.32183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21979" calcext:value-type="float">
            <text:p>12.321979</text:p>
          </table:table-cell>
          <table:table-cell table:formula="of:=[.C307]-[.C3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13" calcext:value-type="float">
            <text:p>1761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193" calcext:value-type="float">
            <text:p>12.32193</text:p>
          </table:table-cell>
          <table:table-cell table:formula="of:=[.C308]-[.C3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47" calcext:value-type="float">
            <text:p>17647</text:p>
          </table:table-cell>
          <table:table-cell office:value-type="float" office:value="349.339081" calcext:value-type="float">
            <text:p>349.33908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2587" calcext:value-type="float">
            <text:p>12.322587</text:p>
          </table:table-cell>
          <table:table-cell table:formula="of:=[.C309]-[.C3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81" calcext:value-type="float">
            <text:p>17681</text:p>
          </table:table-cell>
          <table:table-cell office:value-type="float" office:value="349.329987" calcext:value-type="float">
            <text:p>349.32998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2266" calcext:value-type="float">
            <text:p>12.322266</text:p>
          </table:table-cell>
          <table:table-cell table:formula="of:=[.C310]-[.C3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15" calcext:value-type="float">
            <text:p>17715</text:p>
          </table:table-cell>
          <table:table-cell office:value-type="float" office:value="349.320221" calcext:value-type="float">
            <text:p>349.320221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21921" calcext:value-type="float">
            <text:p>12.321921</text:p>
          </table:table-cell>
          <table:table-cell table:formula="of:=[.C311]-[.C31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50" calcext:value-type="float">
            <text:p>17750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1689" calcext:value-type="float">
            <text:p>12.321689</text:p>
          </table:table-cell>
          <table:table-cell table:formula="of:=[.C312]-[.C31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84" calcext:value-type="float">
            <text:p>17784</text:p>
          </table:table-cell>
          <table:table-cell office:value-type="float" office:value="349.315216" calcext:value-type="float">
            <text:p>349.315216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1745" calcext:value-type="float">
            <text:p>12.321745</text:p>
          </table:table-cell>
          <table:table-cell table:formula="of:=[.C313]-[.C3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18" calcext:value-type="float">
            <text:p>17818</text:p>
          </table:table-cell>
          <table:table-cell office:value-type="float" office:value="349.297943" calcext:value-type="float">
            <text:p>349.29794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1136" calcext:value-type="float">
            <text:p>12.321136</text:p>
          </table:table-cell>
          <table:table-cell table:formula="of:=[.C314]-[.C3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52" calcext:value-type="float">
            <text:p>17852</text:p>
          </table:table-cell>
          <table:table-cell office:value-type="float" office:value="349.33429" calcext:value-type="float">
            <text:p>349.33429</text:p>
          </table:table-cell>
          <table:table-cell office:value-type="float" office:value="349.695465" calcext:value-type="float">
            <text:p>349.695465</text:p>
          </table:table-cell>
          <table:table-cell office:value-type="float" office:value="12.322417" calcext:value-type="float">
            <text:p>12.322417</text:p>
          </table:table-cell>
          <table:table-cell table:formula="of:=[.C315]-[.C3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86" calcext:value-type="float">
            <text:p>17886</text:p>
          </table:table-cell>
          <table:table-cell office:value-type="float" office:value="349.359772" calcext:value-type="float">
            <text:p>349.35977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3317" calcext:value-type="float">
            <text:p>12.323317</text:p>
          </table:table-cell>
          <table:table-cell table:formula="of:=[.C316]-[.C3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20" calcext:value-type="float">
            <text:p>17920</text:p>
          </table:table-cell>
          <table:table-cell office:value-type="float" office:value="349.369781" calcext:value-type="float">
            <text:p>349.36978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3669" calcext:value-type="float">
            <text:p>12.323669</text:p>
          </table:table-cell>
          <table:table-cell table:formula="of:=[.C317]-[.C3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54" calcext:value-type="float">
            <text:p>17954</text:p>
          </table:table-cell>
          <table:table-cell office:value-type="float" office:value="349.38385" calcext:value-type="float">
            <text:p>349.3838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4166" calcext:value-type="float">
            <text:p>12.324166</text:p>
          </table:table-cell>
          <table:table-cell table:formula="of:=[.C318]-[.C3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88" calcext:value-type="float">
            <text:p>17988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4382" calcext:value-type="float">
            <text:p>12.324382</text:p>
          </table:table-cell>
          <table:table-cell table:formula="of:=[.C319]-[.C3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22" calcext:value-type="float">
            <text:p>18022</text:p>
          </table:table-cell>
          <table:table-cell office:value-type="float" office:value="349.392944" calcext:value-type="float">
            <text:p>349.39294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4487" calcext:value-type="float">
            <text:p>12.324487</text:p>
          </table:table-cell>
          <table:table-cell table:formula="of:=[.C320]-[.C3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56" calcext:value-type="float">
            <text:p>18056</text:p>
          </table:table-cell>
          <table:table-cell office:value-type="float" office:value="349.391327" calcext:value-type="float">
            <text:p>349.391327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2443" calcext:value-type="float">
            <text:p>12.32443</text:p>
          </table:table-cell>
          <table:table-cell table:formula="of:=[.C321]-[.C3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90" calcext:value-type="float">
            <text:p>18090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23484" calcext:value-type="float">
            <text:p>12.323484</text:p>
          </table:table-cell>
          <table:table-cell table:formula="of:=[.C322]-[.C3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24" calcext:value-type="float">
            <text:p>18124</text:p>
          </table:table-cell>
          <table:table-cell office:value-type="float" office:value="349.338379" calcext:value-type="float">
            <text:p>349.338379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22562" calcext:value-type="float">
            <text:p>12.322562</text:p>
          </table:table-cell>
          <table:table-cell table:formula="of:=[.C323]-[.C3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59" calcext:value-type="float">
            <text:p>18159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3421" calcext:value-type="float">
            <text:p>12.323421</text:p>
          </table:table-cell>
          <table:table-cell table:formula="of:=[.C324]-[.C32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93" calcext:value-type="float">
            <text:p>1819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681824" calcext:value-type="float">
            <text:p>349.681824</text:p>
          </table:table-cell>
          <table:table-cell office:value-type="float" office:value="12.323373" calcext:value-type="float">
            <text:p>12.323373</text:p>
          </table:table-cell>
          <table:table-cell table:formula="of:=[.C325]-[.C3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27" calcext:value-type="float">
            <text:p>18227</text:p>
          </table:table-cell>
          <table:table-cell office:value-type="float" office:value="349.383392" calcext:value-type="float">
            <text:p>349.383392</text:p>
          </table:table-cell>
          <table:table-cell office:value-type="float" office:value="349.679535" calcext:value-type="float">
            <text:p>349.679535</text:p>
          </table:table-cell>
          <table:table-cell office:value-type="float" office:value="12.32415" calcext:value-type="float">
            <text:p>12.32415</text:p>
          </table:table-cell>
          <table:table-cell table:formula="of:=[.C326]-[.C3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61" calcext:value-type="float">
            <text:p>18261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4222" calcext:value-type="float">
            <text:p>12.324222</text:p>
          </table:table-cell>
          <table:table-cell table:formula="of:=[.C327]-[.C3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95" calcext:value-type="float">
            <text:p>1829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4094" calcext:value-type="float">
            <text:p>12.324094</text:p>
          </table:table-cell>
          <table:table-cell table:formula="of:=[.C328]-[.C3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29" calcext:value-type="float">
            <text:p>18329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387" calcext:value-type="float">
            <text:p>12.32387</text:p>
          </table:table-cell>
          <table:table-cell table:formula="of:=[.C329]-[.C3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63" calcext:value-type="float">
            <text:p>18363</text:p>
          </table:table-cell>
          <table:table-cell office:value-type="float" office:value="349.359314" calcext:value-type="float">
            <text:p>349.35931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233" calcext:value-type="float">
            <text:p>12.3233</text:p>
          </table:table-cell>
          <table:table-cell table:formula="of:=[.C330]-[.C3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97" calcext:value-type="float">
            <text:p>18397</text:p>
          </table:table-cell>
          <table:table-cell office:value-type="float" office:value="349.370911" calcext:value-type="float">
            <text:p>349.37091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3709" calcext:value-type="float">
            <text:p>12.323709</text:p>
          </table:table-cell>
          <table:table-cell table:formula="of:=[.C331]-[.C3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31" calcext:value-type="float">
            <text:p>18431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411" calcext:value-type="float">
            <text:p>12.32411</text:p>
          </table:table-cell>
          <table:table-cell table:formula="of:=[.C332]-[.C3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65" calcext:value-type="float">
            <text:p>18465</text:p>
          </table:table-cell>
          <table:table-cell office:value-type="float" office:value="349.425476" calcext:value-type="float">
            <text:p>349.425476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5634" calcext:value-type="float">
            <text:p>12.325634</text:p>
          </table:table-cell>
          <table:table-cell table:formula="of:=[.C333]-[.C3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99" calcext:value-type="float">
            <text:p>18499</text:p>
          </table:table-cell>
          <table:table-cell office:value-type="float" office:value="349.418396" calcext:value-type="float">
            <text:p>349.418396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5384" calcext:value-type="float">
            <text:p>12.325384</text:p>
          </table:table-cell>
          <table:table-cell table:formula="of:=[.C334]-[.C3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33" calcext:value-type="float">
            <text:p>18533</text:p>
          </table:table-cell>
          <table:table-cell office:value-type="float" office:value="349.390228" calcext:value-type="float">
            <text:p>349.39022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391" calcext:value-type="float">
            <text:p>12.324391</text:p>
          </table:table-cell>
          <table:table-cell table:formula="of:=[.C335]-[.C3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67" calcext:value-type="float">
            <text:p>18567</text:p>
          </table:table-cell>
          <table:table-cell office:value-type="float" office:value="349.359802" calcext:value-type="float">
            <text:p>349.35980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318" calcext:value-type="float">
            <text:p>12.323318</text:p>
          </table:table-cell>
          <table:table-cell table:formula="of:=[.C336]-[.C33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02" calcext:value-type="float">
            <text:p>18602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4046" calcext:value-type="float">
            <text:p>12.324046</text:p>
          </table:table-cell>
          <table:table-cell table:formula="of:=[.C337]-[.C33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36" calcext:value-type="float">
            <text:p>18636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304" calcext:value-type="float">
            <text:p>12.324304</text:p>
          </table:table-cell>
          <table:table-cell table:formula="of:=[.C338]-[.C3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70" calcext:value-type="float">
            <text:p>18670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3902" calcext:value-type="float">
            <text:p>12.323902</text:p>
          </table:table-cell>
          <table:table-cell table:formula="of:=[.C339]-[.C3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04" calcext:value-type="float">
            <text:p>18704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4191" calcext:value-type="float">
            <text:p>12.324191</text:p>
          </table:table-cell>
          <table:table-cell table:formula="of:=[.C340]-[.C3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38" calcext:value-type="float">
            <text:p>18738</text:p>
          </table:table-cell>
          <table:table-cell office:value-type="float" office:value="349.390198" calcext:value-type="float">
            <text:p>349.39019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4389" calcext:value-type="float">
            <text:p>12.324389</text:p>
          </table:table-cell>
          <table:table-cell table:formula="of:=[.C341]-[.C3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72" calcext:value-type="float">
            <text:p>18772</text:p>
          </table:table-cell>
          <table:table-cell office:value-type="float" office:value="349.402039" calcext:value-type="float">
            <text:p>349.40203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807" calcext:value-type="float">
            <text:p>12.324807</text:p>
          </table:table-cell>
          <table:table-cell table:formula="of:=[.C342]-[.C3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06" calcext:value-type="float">
            <text:p>18806</text:p>
          </table:table-cell>
          <table:table-cell office:value-type="float" office:value="349.378845" calcext:value-type="float">
            <text:p>349.37884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3989" calcext:value-type="float">
            <text:p>12.323989</text:p>
          </table:table-cell>
          <table:table-cell table:formula="of:=[.C343]-[.C3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40" calcext:value-type="float">
            <text:p>18840</text:p>
          </table:table-cell>
          <table:table-cell office:value-type="float" office:value="349.386108" calcext:value-type="float">
            <text:p>349.386108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4245" calcext:value-type="float">
            <text:p>12.324245</text:p>
          </table:table-cell>
          <table:table-cell table:formula="of:=[.C344]-[.C3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74" calcext:value-type="float">
            <text:p>18874</text:p>
          </table:table-cell>
          <table:table-cell office:value-type="float" office:value="349.376343" calcext:value-type="float">
            <text:p>349.37634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3901" calcext:value-type="float">
            <text:p>12.323901</text:p>
          </table:table-cell>
          <table:table-cell table:formula="of:=[.C345]-[.C3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08" calcext:value-type="float">
            <text:p>18908</text:p>
          </table:table-cell>
          <table:table-cell office:value-type="float" office:value="349.360413" calcext:value-type="float">
            <text:p>349.36041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3339" calcext:value-type="float">
            <text:p>12.323339</text:p>
          </table:table-cell>
          <table:table-cell table:formula="of:=[.C346]-[.C3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42" calcext:value-type="float">
            <text:p>18942</text:p>
          </table:table-cell>
          <table:table-cell office:value-type="float" office:value="349.334961" calcext:value-type="float">
            <text:p>349.33496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2441" calcext:value-type="float">
            <text:p>12.322441</text:p>
          </table:table-cell>
          <table:table-cell table:formula="of:=[.C347]-[.C3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76" calcext:value-type="float">
            <text:p>18976</text:p>
          </table:table-cell>
          <table:table-cell office:value-type="float" office:value="349.336792" calcext:value-type="float">
            <text:p>349.33679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2506" calcext:value-type="float">
            <text:p>12.322506</text:p>
          </table:table-cell>
          <table:table-cell table:formula="of:=[.C348]-[.C34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11" calcext:value-type="float">
            <text:p>19011</text:p>
          </table:table-cell>
          <table:table-cell office:value-type="float" office:value="349.33429" calcext:value-type="float">
            <text:p>349.3342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2417" calcext:value-type="float">
            <text:p>12.322417</text:p>
          </table:table-cell>
          <table:table-cell table:formula="of:=[.C349]-[.C34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45" calcext:value-type="float">
            <text:p>19045</text:p>
          </table:table-cell>
          <table:table-cell office:value-type="float" office:value="349.342957" calcext:value-type="float">
            <text:p>349.34295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2723" calcext:value-type="float">
            <text:p>12.322723</text:p>
          </table:table-cell>
          <table:table-cell table:formula="of:=[.C350]-[.C3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79" calcext:value-type="float">
            <text:p>19079</text:p>
          </table:table-cell>
          <table:table-cell office:value-type="float" office:value="349.3302" calcext:value-type="float">
            <text:p>349.3302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2273" calcext:value-type="float">
            <text:p>12.322273</text:p>
          </table:table-cell>
          <table:table-cell table:formula="of:=[.C351]-[.C3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13" calcext:value-type="float">
            <text:p>19113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2538" calcext:value-type="float">
            <text:p>12.322538</text:p>
          </table:table-cell>
          <table:table-cell table:formula="of:=[.C352]-[.C3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47" calcext:value-type="float">
            <text:p>19147</text:p>
          </table:table-cell>
          <table:table-cell office:value-type="float" office:value="349.344299" calcext:value-type="float">
            <text:p>349.344299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771" calcext:value-type="float">
            <text:p>12.322771</text:p>
          </table:table-cell>
          <table:table-cell table:formula="of:=[.C353]-[.C3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81" calcext:value-type="float">
            <text:p>19181</text:p>
          </table:table-cell>
          <table:table-cell office:value-type="float" office:value="349.312469" calcext:value-type="float">
            <text:p>349.312469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21648" calcext:value-type="float">
            <text:p>12.321648</text:p>
          </table:table-cell>
          <table:table-cell table:formula="of:=[.C354]-[.C3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15" calcext:value-type="float">
            <text:p>19215</text:p>
          </table:table-cell>
          <table:table-cell office:value-type="float" office:value="349.304321" calcext:value-type="float">
            <text:p>349.30432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21361" calcext:value-type="float">
            <text:p>12.321361</text:p>
          </table:table-cell>
          <table:table-cell table:formula="of:=[.C355]-[.C3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49" calcext:value-type="float">
            <text:p>19249</text:p>
          </table:table-cell>
          <table:table-cell office:value-type="float" office:value="349.342743" calcext:value-type="float">
            <text:p>349.342743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22716" calcext:value-type="float">
            <text:p>12.322716</text:p>
          </table:table-cell>
          <table:table-cell table:formula="of:=[.C356]-[.C3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83" calcext:value-type="float">
            <text:p>1928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3051" calcext:value-type="float">
            <text:p>12.323051</text:p>
          </table:table-cell>
          <table:table-cell table:formula="of:=[.C357]-[.C3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17" calcext:value-type="float">
            <text:p>19317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3405" calcext:value-type="float">
            <text:p>12.323405</text:p>
          </table:table-cell>
          <table:table-cell table:formula="of:=[.C358]-[.C3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51" calcext:value-type="float">
            <text:p>1935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4014" calcext:value-type="float">
            <text:p>12.324014</text:p>
          </table:table-cell>
          <table:table-cell table:formula="of:=[.C359]-[.C3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5" calcext:value-type="float">
            <text:p>19385</text:p>
          </table:table-cell>
          <table:table-cell office:value-type="float" office:value="349.366608" calcext:value-type="float">
            <text:p>349.366608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3558" calcext:value-type="float">
            <text:p>12.323558</text:p>
          </table:table-cell>
          <table:table-cell table:formula="of:=[.C360]-[.C35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19" calcext:value-type="float">
            <text:p>19419</text:p>
          </table:table-cell>
          <table:table-cell office:value-type="float" office:value="349.363434" calcext:value-type="float">
            <text:p>349.363434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23445" calcext:value-type="float">
            <text:p>12.323445</text:p>
          </table:table-cell>
          <table:table-cell table:formula="of:=[.C361]-[.C3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54" calcext:value-type="float">
            <text:p>19454</text:p>
          </table:table-cell>
          <table:table-cell office:value-type="float" office:value="349.362976" calcext:value-type="float">
            <text:p>349.362976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343" calcext:value-type="float">
            <text:p>12.32343</text:p>
          </table:table-cell>
          <table:table-cell table:formula="of:=[.C362]-[.C361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88" calcext:value-type="float">
            <text:p>1948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4094" calcext:value-type="float">
            <text:p>12.324094</text:p>
          </table:table-cell>
          <table:table-cell table:formula="of:=[.C363]-[.C3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22" calcext:value-type="float">
            <text:p>19522</text:p>
          </table:table-cell>
          <table:table-cell office:value-type="float" office:value="349.408875" calcext:value-type="float">
            <text:p>349.40887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5048" calcext:value-type="float">
            <text:p>12.325048</text:p>
          </table:table-cell>
          <table:table-cell table:formula="of:=[.C364]-[.C3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56" calcext:value-type="float">
            <text:p>19556</text:p>
          </table:table-cell>
          <table:table-cell office:value-type="float" office:value="349.40271" calcext:value-type="float">
            <text:p>349.40271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24831" calcext:value-type="float">
            <text:p>12.324831</text:p>
          </table:table-cell>
          <table:table-cell table:formula="of:=[.C365]-[.C3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90" calcext:value-type="float">
            <text:p>19590</text:p>
          </table:table-cell>
          <table:table-cell office:value-type="float" office:value="349.381348" calcext:value-type="float">
            <text:p>349.38134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078" calcext:value-type="float">
            <text:p>12.324078</text:p>
          </table:table-cell>
          <table:table-cell table:formula="of:=[.C366]-[.C3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24" calcext:value-type="float">
            <text:p>1962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3917" calcext:value-type="float">
            <text:p>12.323917</text:p>
          </table:table-cell>
          <table:table-cell table:formula="of:=[.C367]-[.C3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58" calcext:value-type="float">
            <text:p>19658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22507" calcext:value-type="float">
            <text:p>12.322507</text:p>
          </table:table-cell>
          <table:table-cell table:formula="of:=[.C368]-[.C3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92" calcext:value-type="float">
            <text:p>19692</text:p>
          </table:table-cell>
          <table:table-cell office:value-type="float" office:value="349.33432" calcext:value-type="float">
            <text:p>349.33432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2419" calcext:value-type="float">
            <text:p>12.322419</text:p>
          </table:table-cell>
          <table:table-cell table:formula="of:=[.C369]-[.C3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26" calcext:value-type="float">
            <text:p>1972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3084" calcext:value-type="float">
            <text:p>12.323084</text:p>
          </table:table-cell>
          <table:table-cell table:formula="of:=[.C370]-[.C3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60" calcext:value-type="float">
            <text:p>1976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3244" calcext:value-type="float">
            <text:p>12.323244</text:p>
          </table:table-cell>
          <table:table-cell table:formula="of:=[.C371]-[.C3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94" calcext:value-type="float">
            <text:p>19794</text:p>
          </table:table-cell>
          <table:table-cell office:value-type="float" office:value="349.352478" calcext:value-type="float">
            <text:p>349.35247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3059" calcext:value-type="float">
            <text:p>12.323059</text:p>
          </table:table-cell>
          <table:table-cell table:formula="of:=[.C372]-[.C3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28" calcext:value-type="float">
            <text:p>19828</text:p>
          </table:table-cell>
          <table:table-cell office:value-type="float" office:value="349.349304" calcext:value-type="float">
            <text:p>349.349304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2948" calcext:value-type="float">
            <text:p>12.322948</text:p>
          </table:table-cell>
          <table:table-cell table:formula="of:=[.C373]-[.C37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63" calcext:value-type="float">
            <text:p>1986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91" calcext:value-type="float">
            <text:p>12.322491</text:p>
          </table:table-cell>
          <table:table-cell table:formula="of:=[.C374]-[.C37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97" calcext:value-type="float">
            <text:p>19897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3485" calcext:value-type="float">
            <text:p>12.323485</text:p>
          </table:table-cell>
          <table:table-cell table:formula="of:=[.C375]-[.C3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31" calcext:value-type="float">
            <text:p>19931</text:p>
          </table:table-cell>
          <table:table-cell office:value-type="float" office:value="349.353424" calcext:value-type="float">
            <text:p>349.35342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3092" calcext:value-type="float">
            <text:p>12.323092</text:p>
          </table:table-cell>
          <table:table-cell table:formula="of:=[.C376]-[.C3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65" calcext:value-type="float">
            <text:p>19965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3021" calcext:value-type="float">
            <text:p>12.323021</text:p>
          </table:table-cell>
          <table:table-cell table:formula="of:=[.C377]-[.C3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99" calcext:value-type="float">
            <text:p>19999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886" calcext:value-type="float">
            <text:p>12.323886</text:p>
          </table:table-cell>
          <table:table-cell table:formula="of:=[.C378]-[.C3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33" calcext:value-type="float">
            <text:p>20033</text:p>
          </table:table-cell>
          <table:table-cell office:value-type="float" office:value="349.349304" calcext:value-type="float">
            <text:p>349.34930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22948" calcext:value-type="float">
            <text:p>12.322948</text:p>
          </table:table-cell>
          <table:table-cell table:formula="of:=[.C379]-[.C3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7" calcext:value-type="float">
            <text:p>20067</text:p>
          </table:table-cell>
          <table:table-cell office:value-type="float" office:value="349.349304" calcext:value-type="float">
            <text:p>349.34930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2948" calcext:value-type="float">
            <text:p>12.322948</text:p>
          </table:table-cell>
          <table:table-cell table:formula="of:=[.C380]-[.C3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1" calcext:value-type="float">
            <text:p>20101</text:p>
          </table:table-cell>
          <table:table-cell office:value-type="float" office:value="349.358856" calcext:value-type="float">
            <text:p>349.35885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3284" calcext:value-type="float">
            <text:p>12.323284</text:p>
          </table:table-cell>
          <table:table-cell table:formula="of:=[.C381]-[.C3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5" calcext:value-type="float">
            <text:p>20135</text:p>
          </table:table-cell>
          <table:table-cell office:value-type="float" office:value="349.335236" calcext:value-type="float">
            <text:p>349.33523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22451" calcext:value-type="float">
            <text:p>12.322451</text:p>
          </table:table-cell>
          <table:table-cell table:formula="of:=[.C382]-[.C3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9" calcext:value-type="float">
            <text:p>20169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817" calcext:value-type="float">
            <text:p>12.321817</text:p>
          </table:table-cell>
          <table:table-cell table:formula="of:=[.C383]-[.C3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03" calcext:value-type="float">
            <text:p>20203</text:p>
          </table:table-cell>
          <table:table-cell office:value-type="float" office:value="349.329315" calcext:value-type="float">
            <text:p>349.329315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2243" calcext:value-type="float">
            <text:p>12.322243</text:p>
          </table:table-cell>
          <table:table-cell table:formula="of:=[.C384]-[.C3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37" calcext:value-type="float">
            <text:p>20237</text:p>
          </table:table-cell>
          <table:table-cell office:value-type="float" office:value="349.310669" calcext:value-type="float">
            <text:p>349.31066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1585" calcext:value-type="float">
            <text:p>12.321585</text:p>
          </table:table-cell>
          <table:table-cell table:formula="of:=[.C385]-[.C38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71" calcext:value-type="float">
            <text:p>20271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1754" calcext:value-type="float">
            <text:p>12.321754</text:p>
          </table:table-cell>
          <table:table-cell table:formula="of:=[.C386]-[.C3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06" calcext:value-type="float">
            <text:p>20306</text:p>
          </table:table-cell>
          <table:table-cell office:value-type="float" office:value="349.317963" calcext:value-type="float">
            <text:p>349.317963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1842" calcext:value-type="float">
            <text:p>12.321842</text:p>
          </table:table-cell>
          <table:table-cell table:formula="of:=[.C387]-[.C386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40" calcext:value-type="float">
            <text:p>20340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21384" calcext:value-type="float">
            <text:p>12.321384</text:p>
          </table:table-cell>
          <table:table-cell table:formula="of:=[.C388]-[.C3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74" calcext:value-type="float">
            <text:p>20374</text:p>
          </table:table-cell>
          <table:table-cell office:value-type="float" office:value="349.311127" calcext:value-type="float">
            <text:p>349.311127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21601" calcext:value-type="float">
            <text:p>12.321601</text:p>
          </table:table-cell>
          <table:table-cell table:formula="of:=[.C389]-[.C3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08" calcext:value-type="float">
            <text:p>20408</text:p>
          </table:table-cell>
          <table:table-cell office:value-type="float" office:value="349.279785" calcext:value-type="float">
            <text:p>349.27978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20496" calcext:value-type="float">
            <text:p>12.320496</text:p>
          </table:table-cell>
          <table:table-cell table:formula="of:=[.C390]-[.C3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42" calcext:value-type="float">
            <text:p>20442</text:p>
          </table:table-cell>
          <table:table-cell office:value-type="float" office:value="349.280701" calcext:value-type="float">
            <text:p>349.28070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0527" calcext:value-type="float">
            <text:p>12.320527</text:p>
          </table:table-cell>
          <table:table-cell table:formula="of:=[.C391]-[.C3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76" calcext:value-type="float">
            <text:p>20476</text:p>
          </table:table-cell>
          <table:table-cell office:value-type="float" office:value="349.299133" calcext:value-type="float">
            <text:p>349.29913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1177" calcext:value-type="float">
            <text:p>12.321177</text:p>
          </table:table-cell>
          <table:table-cell table:formula="of:=[.C392]-[.C3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10" calcext:value-type="float">
            <text:p>20510</text:p>
          </table:table-cell>
          <table:table-cell office:value-type="float" office:value="349.302979" calcext:value-type="float">
            <text:p>349.30297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1313" calcext:value-type="float">
            <text:p>12.321313</text:p>
          </table:table-cell>
          <table:table-cell table:formula="of:=[.C393]-[.C3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44" calcext:value-type="float">
            <text:p>2054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20326" calcext:value-type="float">
            <text:p>12.320326</text:p>
          </table:table-cell>
          <table:table-cell table:formula="of:=[.C394]-[.C3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78" calcext:value-type="float">
            <text:p>20578</text:p>
          </table:table-cell>
          <table:table-cell office:value-type="float" office:value="349.264343" calcext:value-type="float">
            <text:p>349.26434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995" calcext:value-type="float">
            <text:p>12.31995</text:p>
          </table:table-cell>
          <table:table-cell table:formula="of:=[.C395]-[.C3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12" calcext:value-type="float">
            <text:p>20612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0295" calcext:value-type="float">
            <text:p>12.320295</text:p>
          </table:table-cell>
          <table:table-cell table:formula="of:=[.C396]-[.C3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46" calcext:value-type="float">
            <text:p>20646</text:p>
          </table:table-cell>
          <table:table-cell office:value-type="float" office:value="349.280029" calcext:value-type="float">
            <text:p>349.28002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0504" calcext:value-type="float">
            <text:p>12.320504</text:p>
          </table:table-cell>
          <table:table-cell table:formula="of:=[.C397]-[.C3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80" calcext:value-type="float">
            <text:p>20680</text:p>
          </table:table-cell>
          <table:table-cell office:value-type="float" office:value="349.300018" calcext:value-type="float">
            <text:p>349.30001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1209" calcext:value-type="float">
            <text:p>12.321209</text:p>
          </table:table-cell>
          <table:table-cell table:formula="of:=[.C398]-[.C39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15" calcext:value-type="float">
            <text:p>20715</text:p>
          </table:table-cell>
          <table:table-cell office:value-type="float" office:value="349.305939" calcext:value-type="float">
            <text:p>349.305939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21418" calcext:value-type="float">
            <text:p>12.321418</text:p>
          </table:table-cell>
          <table:table-cell table:formula="of:=[.C399]-[.C398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49" calcext:value-type="float">
            <text:p>20749</text:p>
          </table:table-cell>
          <table:table-cell office:value-type="float" office:value="349.309784" calcext:value-type="float">
            <text:p>349.309784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21553" calcext:value-type="float">
            <text:p>12.321553</text:p>
          </table:table-cell>
          <table:table-cell table:formula="of:=[.C400]-[.C3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83" calcext:value-type="float">
            <text:p>20783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1867" calcext:value-type="float">
            <text:p>12.321867</text:p>
          </table:table-cell>
          <table:table-cell table:formula="of:=[.C401]-[.C40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17" calcext:value-type="float">
            <text:p>20817</text:p>
          </table:table-cell>
          <table:table-cell office:value-type="float" office:value="349.32251" calcext:value-type="float">
            <text:p>349.3225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2002" calcext:value-type="float">
            <text:p>12.322002</text:p>
          </table:table-cell>
          <table:table-cell table:formula="of:=[.C402]-[.C40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51" calcext:value-type="float">
            <text:p>20851</text:p>
          </table:table-cell>
          <table:table-cell office:value-type="float" office:value="349.300934" calcext:value-type="float">
            <text:p>349.30093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21241" calcext:value-type="float">
            <text:p>12.321241</text:p>
          </table:table-cell>
          <table:table-cell table:formula="of:=[.C403]-[.C40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85" calcext:value-type="float">
            <text:p>20885</text:p>
          </table:table-cell>
          <table:table-cell office:value-type="float" office:value="349.307526" calcext:value-type="float">
            <text:p>349.307526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1474" calcext:value-type="float">
            <text:p>12.321474</text:p>
          </table:table-cell>
          <table:table-cell table:formula="of:=[.C404]-[.C40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19" calcext:value-type="float">
            <text:p>20919</text:p>
          </table:table-cell>
          <table:table-cell office:value-type="float" office:value="349.323914" calcext:value-type="float">
            <text:p>349.32391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2052" calcext:value-type="float">
            <text:p>12.322052</text:p>
          </table:table-cell>
          <table:table-cell table:formula="of:=[.C405]-[.C40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53" calcext:value-type="float">
            <text:p>20953</text:p>
          </table:table-cell>
          <table:table-cell office:value-type="float" office:value="349.310242" calcext:value-type="float">
            <text:p>349.31024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1569" calcext:value-type="float">
            <text:p>12.321569</text:p>
          </table:table-cell>
          <table:table-cell table:formula="of:=[.C406]-[.C40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87" calcext:value-type="float">
            <text:p>20987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20423" calcext:value-type="float">
            <text:p>12.320423</text:p>
          </table:table-cell>
          <table:table-cell table:formula="of:=[.C407]-[.C40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21" calcext:value-type="float">
            <text:p>21021</text:p>
          </table:table-cell>
          <table:table-cell office:value-type="float" office:value="349.258392" calcext:value-type="float">
            <text:p>349.258392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74" calcext:value-type="float">
            <text:p>12.31974</text:p>
          </table:table-cell>
          <table:table-cell table:formula="of:=[.C408]-[.C40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55" calcext:value-type="float">
            <text:p>21055</text:p>
          </table:table-cell>
          <table:table-cell office:value-type="float" office:value="349.26886" calcext:value-type="float">
            <text:p>349.2688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0109" calcext:value-type="float">
            <text:p>12.320109</text:p>
          </table:table-cell>
          <table:table-cell table:formula="of:=[.C409]-[.C40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89" calcext:value-type="float">
            <text:p>21089</text:p>
          </table:table-cell>
          <table:table-cell office:value-type="float" office:value="349.280884" calcext:value-type="float">
            <text:p>349.280884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0534" calcext:value-type="float">
            <text:p>12.320534</text:p>
          </table:table-cell>
          <table:table-cell table:formula="of:=[.C410]-[.C40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24" calcext:value-type="float">
            <text:p>21124</text:p>
          </table:table-cell>
          <table:table-cell office:value-type="float" office:value="349.253143" calcext:value-type="float">
            <text:p>349.253143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9555" calcext:value-type="float">
            <text:p>12.319555</text:p>
          </table:table-cell>
          <table:table-cell table:formula="of:=[.C411]-[.C410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58" calcext:value-type="float">
            <text:p>21158</text:p>
          </table:table-cell>
          <table:table-cell office:value-type="float" office:value="349.241791" calcext:value-type="float">
            <text:p>349.24179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19155" calcext:value-type="float">
            <text:p>12.319155</text:p>
          </table:table-cell>
          <table:table-cell table:formula="of:=[.C412]-[.C4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92" calcext:value-type="float">
            <text:p>21192</text:p>
          </table:table-cell>
          <table:table-cell office:value-type="float" office:value="349.250885" calcext:value-type="float">
            <text:p>349.25088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9476" calcext:value-type="float">
            <text:p>12.319476</text:p>
          </table:table-cell>
          <table:table-cell table:formula="of:=[.C413]-[.C41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26" calcext:value-type="float">
            <text:p>21226</text:p>
          </table:table-cell>
          <table:table-cell office:value-type="float" office:value="349.237488" calcext:value-type="float">
            <text:p>349.237488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9003" calcext:value-type="float">
            <text:p>12.319003</text:p>
          </table:table-cell>
          <table:table-cell table:formula="of:=[.C414]-[.C41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60" calcext:value-type="float">
            <text:p>21260</text:p>
          </table:table-cell>
          <table:table-cell office:value-type="float" office:value="349.240662" calcext:value-type="float">
            <text:p>349.24066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19115" calcext:value-type="float">
            <text:p>12.319115</text:p>
          </table:table-cell>
          <table:table-cell table:formula="of:=[.C415]-[.C41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94" calcext:value-type="float">
            <text:p>21294</text:p>
          </table:table-cell>
          <table:table-cell office:value-type="float" office:value="349.238586" calcext:value-type="float">
            <text:p>349.23858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042" calcext:value-type="float">
            <text:p>12.319042</text:p>
          </table:table-cell>
          <table:table-cell table:formula="of:=[.C416]-[.C41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28" calcext:value-type="float">
            <text:p>21328</text:p>
          </table:table-cell>
          <table:table-cell office:value-type="float" office:value="349.255188" calcext:value-type="float">
            <text:p>349.25518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628" calcext:value-type="float">
            <text:p>12.319628</text:p>
          </table:table-cell>
          <table:table-cell table:formula="of:=[.C417]-[.C41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62" calcext:value-type="float">
            <text:p>21362</text:p>
          </table:table-cell>
          <table:table-cell office:value-type="float" office:value="349.241119" calcext:value-type="float">
            <text:p>349.241119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9131" calcext:value-type="float">
            <text:p>12.319131</text:p>
          </table:table-cell>
          <table:table-cell table:formula="of:=[.C418]-[.C41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349.24884" calcext:value-type="float">
            <text:p>349.2488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19404" calcext:value-type="float">
            <text:p>12.319404</text:p>
          </table:table-cell>
          <table:table-cell table:formula="of:=[.C419]-[.C41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30" calcext:value-type="float">
            <text:p>21430</text:p>
          </table:table-cell>
          <table:table-cell office:value-type="float" office:value="349.244995" calcext:value-type="float">
            <text:p>349.24499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19268" calcext:value-type="float">
            <text:p>12.319268</text:p>
          </table:table-cell>
          <table:table-cell table:formula="of:=[.C420]-[.C41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64" calcext:value-type="float">
            <text:p>21464</text:p>
          </table:table-cell>
          <table:table-cell office:value-type="float" office:value="349.269104" calcext:value-type="float">
            <text:p>349.26910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0118" calcext:value-type="float">
            <text:p>12.320118</text:p>
          </table:table-cell>
          <table:table-cell table:formula="of:=[.C421]-[.C42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98" calcext:value-type="float">
            <text:p>21498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9685" calcext:value-type="float">
            <text:p>12.319685</text:p>
          </table:table-cell>
          <table:table-cell table:formula="of:=[.C422]-[.C42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32" calcext:value-type="float">
            <text:p>21532</text:p>
          </table:table-cell>
          <table:table-cell office:value-type="float" office:value="349.274323" calcext:value-type="float">
            <text:p>349.27432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0302" calcext:value-type="float">
            <text:p>12.320302</text:p>
          </table:table-cell>
          <table:table-cell table:formula="of:=[.C423]-[.C42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67" calcext:value-type="float">
            <text:p>21567</text:p>
          </table:table-cell>
          <table:table-cell office:value-type="float" office:value="349.304321" calcext:value-type="float">
            <text:p>349.30432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1361" calcext:value-type="float">
            <text:p>12.321361</text:p>
          </table:table-cell>
          <table:table-cell table:formula="of:=[.C424]-[.C423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01" calcext:value-type="float">
            <text:p>21601</text:p>
          </table:table-cell>
          <table:table-cell office:value-type="float" office:value="349.305695" calcext:value-type="float">
            <text:p>349.30569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1409" calcext:value-type="float">
            <text:p>12.321409</text:p>
          </table:table-cell>
          <table:table-cell table:formula="of:=[.C425]-[.C42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35" calcext:value-type="float">
            <text:p>21635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20711" calcext:value-type="float">
            <text:p>12.320711</text:p>
          </table:table-cell>
          <table:table-cell table:formula="of:=[.C426]-[.C42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69" calcext:value-type="float">
            <text:p>21669</text:p>
          </table:table-cell>
          <table:table-cell office:value-type="float" office:value="349.304321" calcext:value-type="float">
            <text:p>349.30432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1361" calcext:value-type="float">
            <text:p>12.321361</text:p>
          </table:table-cell>
          <table:table-cell table:formula="of:=[.C427]-[.C42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03" calcext:value-type="float">
            <text:p>2170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209" calcext:value-type="float">
            <text:p>12.32209</text:p>
          </table:table-cell>
          <table:table-cell table:formula="of:=[.C428]-[.C42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37" calcext:value-type="float">
            <text:p>21737</text:p>
          </table:table-cell>
          <table:table-cell office:value-type="float" office:value="349.342957" calcext:value-type="float">
            <text:p>349.342957</text:p>
          </table:table-cell>
          <table:table-cell office:value-type="float" office:value="349.604553" calcext:value-type="float">
            <text:p>349.604553</text:p>
          </table:table-cell>
          <table:table-cell office:value-type="float" office:value="12.322723" calcext:value-type="float">
            <text:p>12.322723</text:p>
          </table:table-cell>
          <table:table-cell table:formula="of:=[.C429]-[.C42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71" calcext:value-type="float">
            <text:p>21771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2763" calcext:value-type="float">
            <text:p>12.322763</text:p>
          </table:table-cell>
          <table:table-cell table:formula="of:=[.C430]-[.C42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05" calcext:value-type="float">
            <text:p>21805</text:p>
          </table:table-cell>
          <table:table-cell office:value-type="float" office:value="349.336121" calcext:value-type="float">
            <text:p>349.33612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2482" calcext:value-type="float">
            <text:p>12.322482</text:p>
          </table:table-cell>
          <table:table-cell table:formula="of:=[.C431]-[.C43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39" calcext:value-type="float">
            <text:p>21839</text:p>
          </table:table-cell>
          <table:table-cell office:value-type="float" office:value="349.342926" calcext:value-type="float">
            <text:p>349.34292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22722" calcext:value-type="float">
            <text:p>12.322722</text:p>
          </table:table-cell>
          <table:table-cell table:formula="of:=[.C432]-[.C43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73" calcext:value-type="float">
            <text:p>21873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507" calcext:value-type="float">
            <text:p>12.322507</text:p>
          </table:table-cell>
          <table:table-cell table:formula="of:=[.C433]-[.C43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07" calcext:value-type="float">
            <text:p>21907</text:p>
          </table:table-cell>
          <table:table-cell office:value-type="float" office:value="349.320648" calcext:value-type="float">
            <text:p>349.320648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1937" calcext:value-type="float">
            <text:p>12.321937</text:p>
          </table:table-cell>
          <table:table-cell table:formula="of:=[.C434]-[.C43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41" calcext:value-type="float">
            <text:p>21941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1592" calcext:value-type="float">
            <text:p>12.321592</text:p>
          </table:table-cell>
          <table:table-cell table:formula="of:=[.C435]-[.C43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76" calcext:value-type="float">
            <text:p>21976</text:p>
          </table:table-cell>
          <table:table-cell office:value-type="float" office:value="349.321136" calcext:value-type="float">
            <text:p>349.32113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21954" calcext:value-type="float">
            <text:p>12.321954</text:p>
          </table:table-cell>
          <table:table-cell table:formula="of:=[.C436]-[.C435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10" calcext:value-type="float">
            <text:p>22010</text:p>
          </table:table-cell>
          <table:table-cell office:value-type="float" office:value="349.319763" calcext:value-type="float">
            <text:p>349.31976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1905" calcext:value-type="float">
            <text:p>12.321905</text:p>
          </table:table-cell>
          <table:table-cell table:formula="of:=[.C437]-[.C43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44" calcext:value-type="float">
            <text:p>22044</text:p>
          </table:table-cell>
          <table:table-cell office:value-type="float" office:value="349.325684" calcext:value-type="float">
            <text:p>349.32568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2114" calcext:value-type="float">
            <text:p>12.322114</text:p>
          </table:table-cell>
          <table:table-cell table:formula="of:=[.C438]-[.C43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78" calcext:value-type="float">
            <text:p>22078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132" calcext:value-type="float">
            <text:p>12.32132</text:p>
          </table:table-cell>
          <table:table-cell table:formula="of:=[.C439]-[.C43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12" calcext:value-type="float">
            <text:p>22112</text:p>
          </table:table-cell>
          <table:table-cell office:value-type="float" office:value="349.318878" calcext:value-type="float">
            <text:p>349.31887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1874" calcext:value-type="float">
            <text:p>12.321874</text:p>
          </table:table-cell>
          <table:table-cell table:formula="of:=[.C440]-[.C43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46" calcext:value-type="float">
            <text:p>22146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2106" calcext:value-type="float">
            <text:p>12.322106</text:p>
          </table:table-cell>
          <table:table-cell table:formula="of:=[.C441]-[.C44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80" calcext:value-type="float">
            <text:p>22180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23485" calcext:value-type="float">
            <text:p>12.323485</text:p>
          </table:table-cell>
          <table:table-cell table:formula="of:=[.C442]-[.C44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14" calcext:value-type="float">
            <text:p>22214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3309" calcext:value-type="float">
            <text:p>12.323309</text:p>
          </table:table-cell>
          <table:table-cell table:formula="of:=[.C443]-[.C44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48" calcext:value-type="float">
            <text:p>22248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3421" calcext:value-type="float">
            <text:p>12.323421</text:p>
          </table:table-cell>
          <table:table-cell table:formula="of:=[.C444]-[.C44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82" calcext:value-type="float">
            <text:p>22282</text:p>
          </table:table-cell>
          <table:table-cell office:value-type="float" office:value="349.358398" calcext:value-type="float">
            <text:p>349.35839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23268" calcext:value-type="float">
            <text:p>12.323268</text:p>
          </table:table-cell>
          <table:table-cell table:formula="of:=[.C445]-[.C44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16" calcext:value-type="float">
            <text:p>22316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3614" calcext:value-type="float">
            <text:p>12.323614</text:p>
          </table:table-cell>
          <table:table-cell table:formula="of:=[.C446]-[.C44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50" calcext:value-type="float">
            <text:p>22350</text:p>
          </table:table-cell>
          <table:table-cell office:value-type="float" office:value="349.381165" calcext:value-type="float">
            <text:p>349.381165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24071" calcext:value-type="float">
            <text:p>12.324071</text:p>
          </table:table-cell>
          <table:table-cell table:formula="of:=[.C447]-[.C44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85" calcext:value-type="float">
            <text:p>22385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4384" calcext:value-type="float">
            <text:p>12.324384</text:p>
          </table:table-cell>
          <table:table-cell table:formula="of:=[.C448]-[.C44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19" calcext:value-type="float">
            <text:p>2241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4014" calcext:value-type="float">
            <text:p>12.324014</text:p>
          </table:table-cell>
          <table:table-cell table:formula="of:=[.C449]-[.C44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53" calcext:value-type="float">
            <text:p>22453</text:p>
          </table:table-cell>
          <table:table-cell office:value-type="float" office:value="349.37204" calcext:value-type="float">
            <text:p>349.37204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375" calcext:value-type="float">
            <text:p>12.32375</text:p>
          </table:table-cell>
          <table:table-cell table:formula="of:=[.C450]-[.C44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87" calcext:value-type="float">
            <text:p>22487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726" calcext:value-type="float">
            <text:p>12.323726</text:p>
          </table:table-cell>
          <table:table-cell table:formula="of:=[.C451]-[.C45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21" calcext:value-type="float">
            <text:p>22521</text:p>
          </table:table-cell>
          <table:table-cell office:value-type="float" office:value="349.351837" calcext:value-type="float">
            <text:p>349.351837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3037" calcext:value-type="float">
            <text:p>12.323037</text:p>
          </table:table-cell>
          <table:table-cell table:formula="of:=[.C452]-[.C45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55" calcext:value-type="float">
            <text:p>22555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3582" calcext:value-type="float">
            <text:p>12.323582</text:p>
          </table:table-cell>
          <table:table-cell table:formula="of:=[.C453]-[.C45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89" calcext:value-type="float">
            <text:p>22589</text:p>
          </table:table-cell>
          <table:table-cell office:value-type="float" office:value="349.369324" calcext:value-type="float">
            <text:p>349.369324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3653" calcext:value-type="float">
            <text:p>12.323653</text:p>
          </table:table-cell>
          <table:table-cell table:formula="of:=[.C454]-[.C45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23" calcext:value-type="float">
            <text:p>2262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3853" calcext:value-type="float">
            <text:p>12.323853</text:p>
          </table:table-cell>
          <table:table-cell table:formula="of:=[.C455]-[.C45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57" calcext:value-type="float">
            <text:p>22657</text:p>
          </table:table-cell>
          <table:table-cell office:value-type="float" office:value="349.385223" calcext:value-type="float">
            <text:p>349.38522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4214" calcext:value-type="float">
            <text:p>12.324214</text:p>
          </table:table-cell>
          <table:table-cell table:formula="of:=[.C456]-[.C45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91" calcext:value-type="float">
            <text:p>22691</text:p>
          </table:table-cell>
          <table:table-cell office:value-type="float" office:value="349.363861" calcext:value-type="float">
            <text:p>349.363861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3461" calcext:value-type="float">
            <text:p>12.323461</text:p>
          </table:table-cell>
          <table:table-cell table:formula="of:=[.C457]-[.C45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25" calcext:value-type="float">
            <text:p>22725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3309" calcext:value-type="float">
            <text:p>12.323309</text:p>
          </table:table-cell>
          <table:table-cell table:formula="of:=[.C458]-[.C45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59" calcext:value-type="float">
            <text:p>22759</text:p>
          </table:table-cell>
          <table:table-cell office:value-type="float" office:value="349.374329" calcext:value-type="float">
            <text:p>349.37432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383" calcext:value-type="float">
            <text:p>12.32383</text:p>
          </table:table-cell>
          <table:table-cell table:formula="of:=[.C459]-[.C45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94" calcext:value-type="float">
            <text:p>22794</text:p>
          </table:table-cell>
          <table:table-cell office:value-type="float" office:value="349.369324" calcext:value-type="float">
            <text:p>349.36932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3653" calcext:value-type="float">
            <text:p>12.323653</text:p>
          </table:table-cell>
          <table:table-cell table:formula="of:=[.C460]-[.C45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28" calcext:value-type="float">
            <text:p>22828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3421" calcext:value-type="float">
            <text:p>12.323421</text:p>
          </table:table-cell>
          <table:table-cell table:formula="of:=[.C461]-[.C46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62" calcext:value-type="float">
            <text:p>22862</text:p>
          </table:table-cell>
          <table:table-cell office:value-type="float" office:value="349.341858" calcext:value-type="float">
            <text:p>349.341858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22684" calcext:value-type="float">
            <text:p>12.322684</text:p>
          </table:table-cell>
          <table:table-cell table:formula="of:=[.C462]-[.C46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96" calcext:value-type="float">
            <text:p>22896</text:p>
          </table:table-cell>
          <table:table-cell office:value-type="float" office:value="349.329346" calcext:value-type="float">
            <text:p>349.32934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2244" calcext:value-type="float">
            <text:p>12.322244</text:p>
          </table:table-cell>
          <table:table-cell table:formula="of:=[.C463]-[.C46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30" calcext:value-type="float">
            <text:p>22930</text:p>
          </table:table-cell>
          <table:table-cell office:value-type="float" office:value="349.33252" calcext:value-type="float">
            <text:p>349.33252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355" calcext:value-type="float">
            <text:p>12.322355</text:p>
          </table:table-cell>
          <table:table-cell table:formula="of:=[.C464]-[.C46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64" calcext:value-type="float">
            <text:p>22964</text:p>
          </table:table-cell>
          <table:table-cell office:value-type="float" office:value="349.335693" calcext:value-type="float">
            <text:p>349.33569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2467" calcext:value-type="float">
            <text:p>12.322467</text:p>
          </table:table-cell>
          <table:table-cell table:formula="of:=[.C465]-[.C46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98" calcext:value-type="float">
            <text:p>22998</text:p>
          </table:table-cell>
          <table:table-cell office:value-type="float" office:value="349.327972" calcext:value-type="float">
            <text:p>349.327972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2195" calcext:value-type="float">
            <text:p>12.322195</text:p>
          </table:table-cell>
          <table:table-cell table:formula="of:=[.C466]-[.C46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32" calcext:value-type="float">
            <text:p>23032</text:p>
          </table:table-cell>
          <table:table-cell office:value-type="float" office:value="349.334564" calcext:value-type="float">
            <text:p>349.334564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2428" calcext:value-type="float">
            <text:p>12.322428</text:p>
          </table:table-cell>
          <table:table-cell table:formula="of:=[.C467]-[.C46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66" calcext:value-type="float">
            <text:p>23066</text:p>
          </table:table-cell>
          <table:table-cell office:value-type="float" office:value="349.339783" calcext:value-type="float">
            <text:p>349.339783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2612" calcext:value-type="float">
            <text:p>12.322612</text:p>
          </table:table-cell>
          <table:table-cell table:formula="of:=[.C468]-[.C46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00" calcext:value-type="float">
            <text:p>23100</text:p>
          </table:table-cell>
          <table:table-cell office:value-type="float" office:value="349.32663" calcext:value-type="float">
            <text:p>349.32663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2147" calcext:value-type="float">
            <text:p>12.322147</text:p>
          </table:table-cell>
          <table:table-cell table:formula="of:=[.C469]-[.C46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34" calcext:value-type="float">
            <text:p>23134</text:p>
          </table:table-cell>
          <table:table-cell office:value-type="float" office:value="349.301178" calcext:value-type="float">
            <text:p>349.301178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2125" calcext:value-type="float">
            <text:p>12.32125</text:p>
          </table:table-cell>
          <table:table-cell table:formula="of:=[.C470]-[.C4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68" calcext:value-type="float">
            <text:p>23168</text:p>
          </table:table-cell>
          <table:table-cell office:value-type="float" office:value="349.292542" calcext:value-type="float">
            <text:p>349.292542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20945" calcext:value-type="float">
            <text:p>12.320945</text:p>
          </table:table-cell>
          <table:table-cell table:formula="of:=[.C471]-[.C47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02" calcext:value-type="float">
            <text:p>23202</text:p>
          </table:table-cell>
          <table:table-cell office:value-type="float" office:value="349.305725" calcext:value-type="float">
            <text:p>349.30572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141" calcext:value-type="float">
            <text:p>12.32141</text:p>
          </table:table-cell>
          <table:table-cell table:formula="of:=[.C472]-[.C47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37" calcext:value-type="float">
            <text:p>23237</text:p>
          </table:table-cell>
          <table:table-cell office:value-type="float" office:value="349.30072" calcext:value-type="float">
            <text:p>349.3007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1234" calcext:value-type="float">
            <text:p>12.321234</text:p>
          </table:table-cell>
          <table:table-cell table:formula="of:=[.C473]-[.C472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71" calcext:value-type="float">
            <text:p>23271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20488" calcext:value-type="float">
            <text:p>12.320488</text:p>
          </table:table-cell>
          <table:table-cell table:formula="of:=[.C474]-[.C47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05" calcext:value-type="float">
            <text:p>23305</text:p>
          </table:table-cell>
          <table:table-cell office:value-type="float" office:value="349.281403" calcext:value-type="float">
            <text:p>349.28140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0552" calcext:value-type="float">
            <text:p>12.320552</text:p>
          </table:table-cell>
          <table:table-cell table:formula="of:=[.C475]-[.C47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39" calcext:value-type="float">
            <text:p>23339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0695" calcext:value-type="float">
            <text:p>12.320695</text:p>
          </table:table-cell>
          <table:table-cell table:formula="of:=[.C476]-[.C47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73" calcext:value-type="float">
            <text:p>23373</text:p>
          </table:table-cell>
          <table:table-cell office:value-type="float" office:value="349.277039" calcext:value-type="float">
            <text:p>349.27703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0398" calcext:value-type="float">
            <text:p>12.320398</text:p>
          </table:table-cell>
          <table:table-cell table:formula="of:=[.C477]-[.C47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07" calcext:value-type="float">
            <text:p>23407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9508" calcext:value-type="float">
            <text:p>12.319508</text:p>
          </table:table-cell>
          <table:table-cell table:formula="of:=[.C478]-[.C47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41" calcext:value-type="float">
            <text:p>23441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19508" calcext:value-type="float">
            <text:p>12.319508</text:p>
          </table:table-cell>
          <table:table-cell table:formula="of:=[.C479]-[.C47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75" calcext:value-type="float">
            <text:p>23475</text:p>
          </table:table-cell>
          <table:table-cell office:value-type="float" office:value="349.276581" calcext:value-type="float">
            <text:p>349.27658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0382" calcext:value-type="float">
            <text:p>12.320382</text:p>
          </table:table-cell>
          <table:table-cell table:formula="of:=[.C480]-[.C47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09" calcext:value-type="float">
            <text:p>23509</text:p>
          </table:table-cell>
          <table:table-cell office:value-type="float" office:value="349.288391" calcext:value-type="float">
            <text:p>349.28839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0799" calcext:value-type="float">
            <text:p>12.320799</text:p>
          </table:table-cell>
          <table:table-cell table:formula="of:=[.C481]-[.C48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43" calcext:value-type="float">
            <text:p>23543</text:p>
          </table:table-cell>
          <table:table-cell office:value-type="float" office:value="349.300903" calcext:value-type="float">
            <text:p>349.300903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124" calcext:value-type="float">
            <text:p>12.32124</text:p>
          </table:table-cell>
          <table:table-cell table:formula="of:=[.C482]-[.C48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77" calcext:value-type="float">
            <text:p>23577</text:p>
          </table:table-cell>
          <table:table-cell office:value-type="float" office:value="349.314331" calcext:value-type="float">
            <text:p>349.31433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1713" calcext:value-type="float">
            <text:p>12.321713</text:p>
          </table:table-cell>
          <table:table-cell table:formula="of:=[.C483]-[.C48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11" calcext:value-type="float">
            <text:p>23611</text:p>
          </table:table-cell>
          <table:table-cell office:value-type="float" office:value="349.326599" calcext:value-type="float">
            <text:p>349.32659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2146" calcext:value-type="float">
            <text:p>12.322146</text:p>
          </table:table-cell>
          <table:table-cell table:formula="of:=[.C484]-[.C48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46" calcext:value-type="float">
            <text:p>23646</text:p>
          </table:table-cell>
          <table:table-cell office:value-type="float" office:value="349.34024" calcext:value-type="float">
            <text:p>349.34024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2628" calcext:value-type="float">
            <text:p>12.322628</text:p>
          </table:table-cell>
          <table:table-cell table:formula="of:=[.C485]-[.C48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80" calcext:value-type="float">
            <text:p>23680</text:p>
          </table:table-cell>
          <table:table-cell office:value-type="float" office:value="349.339783" calcext:value-type="float">
            <text:p>349.33978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612" calcext:value-type="float">
            <text:p>12.322612</text:p>
          </table:table-cell>
          <table:table-cell table:formula="of:=[.C486]-[.C48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14" calcext:value-type="float">
            <text:p>23714</text:p>
          </table:table-cell>
          <table:table-cell office:value-type="float" office:value="349.34433" calcext:value-type="float">
            <text:p>349.34433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2772" calcext:value-type="float">
            <text:p>12.322772</text:p>
          </table:table-cell>
          <table:table-cell table:formula="of:=[.C487]-[.C48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48" calcext:value-type="float">
            <text:p>23748</text:p>
          </table:table-cell>
          <table:table-cell office:value-type="float" office:value="349.357971" calcext:value-type="float">
            <text:p>349.35797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253" calcext:value-type="float">
            <text:p>12.323253</text:p>
          </table:table-cell>
          <table:table-cell table:formula="of:=[.C488]-[.C487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82" calcext:value-type="float">
            <text:p>23782</text:p>
          </table:table-cell>
          <table:table-cell office:value-type="float" office:value="349.361633" calcext:value-type="float">
            <text:p>349.36163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3382" calcext:value-type="float">
            <text:p>12.323382</text:p>
          </table:table-cell>
          <table:table-cell table:formula="of:=[.C489]-[.C48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16" calcext:value-type="float">
            <text:p>23816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22908" calcext:value-type="float">
            <text:p>12.322908</text:p>
          </table:table-cell>
          <table:table-cell table:formula="of:=[.C490]-[.C48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50" calcext:value-type="float">
            <text:p>23850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021" calcext:value-type="float">
            <text:p>12.323021</text:p>
          </table:table-cell>
          <table:table-cell table:formula="of:=[.C491]-[.C490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84" calcext:value-type="float">
            <text:p>23884</text:p>
          </table:table-cell>
          <table:table-cell office:value-type="float" office:value="349.347534" calcext:value-type="float">
            <text:p>349.347534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2885" calcext:value-type="float">
            <text:p>12.322885</text:p>
          </table:table-cell>
          <table:table-cell table:formula="of:=[.C492]-[.C49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18" calcext:value-type="float">
            <text:p>23918</text:p>
          </table:table-cell>
          <table:table-cell office:value-type="float" office:value="349.346863" calcext:value-type="float">
            <text:p>349.34686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2862" calcext:value-type="float">
            <text:p>12.322862</text:p>
          </table:table-cell>
          <table:table-cell table:formula="of:=[.C493]-[.C492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52" calcext:value-type="float">
            <text:p>23952</text:p>
          </table:table-cell>
          <table:table-cell office:value-type="float" office:value="349.352997" calcext:value-type="float">
            <text:p>349.352997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3077" calcext:value-type="float">
            <text:p>12.323077</text:p>
          </table:table-cell>
          <table:table-cell table:formula="of:=[.C494]-[.C493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86" calcext:value-type="float">
            <text:p>23986</text:p>
          </table:table-cell>
          <table:table-cell office:value-type="float" office:value="349.322296" calcext:value-type="float">
            <text:p>349.322296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21995" calcext:value-type="float">
            <text:p>12.321995</text:p>
          </table:table-cell>
          <table:table-cell table:formula="of:=[.C495]-[.C494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20" calcext:value-type="float">
            <text:p>24020</text:p>
          </table:table-cell>
          <table:table-cell office:value-type="float" office:value="349.28186" calcext:value-type="float">
            <text:p>349.28186</text:p>
          </table:table-cell>
          <table:table-cell office:value-type="float" office:value="348.922729" calcext:value-type="float">
            <text:p>348.922729</text:p>
          </table:table-cell>
          <table:table-cell office:value-type="float" office:value="12.320568" calcext:value-type="float">
            <text:p>12.320568</text:p>
          </table:table-cell>
          <table:table-cell table:formula="of:=[.C496]-[.C495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54" calcext:value-type="float">
            <text:p>24054</text:p>
          </table:table-cell>
          <table:table-cell office:value-type="float" office:value="349.268677" calcext:value-type="float">
            <text:p>349.26867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20104" calcext:value-type="float">
            <text:p>12.320104</text:p>
          </table:table-cell>
          <table:table-cell table:formula="of:=[.C497]-[.C496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89" calcext:value-type="float">
            <text:p>24089</text:p>
          </table:table-cell>
          <table:table-cell office:value-type="float" office:value="349.259796" calcext:value-type="float">
            <text:p>349.259796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79" calcext:value-type="float">
            <text:p>12.31979</text:p>
          </table:table-cell>
          <table:table-cell table:formula="of:=[.C498]-[.C497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23" calcext:value-type="float">
            <text:p>24123</text:p>
          </table:table-cell>
          <table:table-cell office:value-type="float" office:value="349.255493" calcext:value-type="float">
            <text:p>349.255493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19638" calcext:value-type="float">
            <text:p>12.319638</text:p>
          </table:table-cell>
          <table:table-cell table:formula="of:=[.C499]-[.C498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57" calcext:value-type="float">
            <text:p>24157</text:p>
          </table:table-cell>
          <table:table-cell office:value-type="float" office:value="349.272064" calcext:value-type="float">
            <text:p>349.27206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0223" calcext:value-type="float">
            <text:p>12.320223</text:p>
          </table:table-cell>
          <table:table-cell table:formula="of:=[.C500]-[.C49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24157" calcext:value-type="float">
            <text:p>-241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0:53:50.115981933</dc:date>
    <meta:editing-duration>PT2H30M13S</meta:editing-duration>
    <meta:editing-cycles>14</meta:editing-cycles>
    <meta:generator>LibreOffice/7.0.4.2$Linux_X86_64 LibreOffice_project/00$Build-2</meta:generator>
    <meta:document-statistic meta:table-count="1" meta:cell-count="3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100" svg:x="0.538cm" svg:y="0.171cm" svg:width="27.659cm" svg:height="18.572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line">
            <chart:data-point chart:repeated="100"/>
          </chart:series>
          <chart:series chart:style-name="ch7" chart:values-cell-range-address="Sheet1.E1:Sheet1.E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36121">
                <text:p>349.336121</text:p>
                <draw:g>
                  <svg:desc>Sheet1.D1:Sheet1.D100</svg:desc>
                </draw:g>
              </table:table-cell>
              <table:table-cell office:value-type="float" office:value="349.313629">
                <text:p>349.313629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342041">
                <text:p>349.342041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41125">
                <text:p>349.341125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35693">
                <text:p>349.335693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336365">
                <text:p>349.336365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53851">
                <text:p>349.353851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70667">
                <text:p>349.37066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80005">
                <text:p>349.38000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347717">
                <text:p>349.347717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461365">
                <text:p>349.461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60199">
                <text:p>349.360199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47504">
                <text:p>349.347504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35449">
                <text:p>349.335449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335022">
                <text:p>349.335022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320709">
                <text:p>349.320709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24341">
                <text:p>349.324341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327759">
                <text:p>349.327759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31604">
                <text:p>349.331604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332977">
                <text:p>349.332977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5025">
                <text:p>349.35025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367065">
                <text:p>349.367065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50708">
                <text:p>349.350708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56842">
                <text:p>349.356842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59314">
                <text:p>349.359314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368622">
                <text:p>349.368622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346344">
                <text:p>349.346344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363159">
                <text:p>349.363159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49304">
                <text:p>349.349304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2431">
                <text:p>349.32431</text:p>
              </table:table-cell>
              <table:table-cell office:value-type="float" office:value="349.6">
                <text:p>34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19763">
                <text:p>349.31976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52264">
                <text:p>349.352264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5614">
                <text:p>349.35614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72253">
                <text:p>349.372253</text:p>
              </table:table-cell>
              <table:table-cell office:value-type="float" office:value="349.472717">
                <text:p>349.472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61145">
                <text:p>349.361145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67279">
                <text:p>349.367279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77747">
                <text:p>349.377747</text:p>
              </table:table-cell>
              <table:table-cell office:value-type="float" office:value="349.463623">
                <text:p>349.463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495453">
                <text:p>349.4954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404297">
                <text:p>349.404297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72955">
                <text:p>349.372955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55225">
                <text:p>349.355225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348419">
                <text:p>349.34841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28644">
                <text:p>349.328644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3136">
                <text:p>349.33136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14087">
                <text:p>349.314087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30069">
                <text:p>349.30069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294983">
                <text:p>349.294983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13171">
                <text:p>349.313171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42285">
                <text:p>349.342285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341827">
                <text:p>349.341827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36823">
                <text:p>349.336823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39539">
                <text:p>349.339539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339325">
                <text:p>349.339325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17932">
                <text:p>349.317932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38165">
                <text:p>349.33816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3284">
                <text:p>349.3284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322937">
                <text:p>349.322937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327942">
                <text:p>349.327942</text:p>
              </table:table-cell>
              <table:table-cell office:value-type="float" office:value="349.409088">
                <text:p>349.409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333405">
                <text:p>349.333405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17932">
                <text:p>349.317932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319092">
                <text:p>349.319092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334106">
                <text:p>349.334106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340485">
                <text:p>349.340485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33432">
                <text:p>349.33432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316589">
                <text:p>349.316589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04993">
                <text:p>349.304993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28775">
                <text:p>349.28775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267975">
                <text:p>349.267975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276825">
                <text:p>349.276825</text:p>
              </table:table-cell>
              <table:table-cell office:value-type="float" office:value="349.177277">
                <text:p>349.177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275024">
                <text:p>349.275024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287964">
                <text:p>349.287964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291138">
                <text:p>349.29113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289307">
                <text:p>349.289307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253174">
                <text:p>349.253174</text:p>
              </table:table-cell>
              <table:table-cell office:value-type="float" office:value="349.059082">
                <text:p>349.059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275238">
                <text:p>349.275238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283203">
                <text:p>349.283203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287506">
                <text:p>349.287506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06335">
                <text:p>349.306335</text:p>
              </table:table-cell>
              <table:table-cell office:value-type="float" office:value="349.345459">
                <text:p>349.345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28857">
                <text:p>349.32885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22937">
                <text:p>349.322937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12988">
                <text:p>349.312988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283447">
                <text:p>349.283447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80243">
                <text:p>349.280243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314789">
                <text:p>349.31478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302063">
                <text:p>349.302063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11157">
                <text:p>349.311157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28674">
                <text:p>349.328674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14789">
                <text:p>349.314789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13416">
                <text:p>349.313416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16376">
                <text:p>349.316376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2547">
                <text:p>349.32547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304535">
                <text:p>349.304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